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2000000663E60CFBB38B96A21.png" manifest:media-type="image/png"/>
  <manifest:file-entry manifest:full-path="Pictures/1000020100000130000000DCB274766E2AC09C3F.png" manifest:media-type="image/png"/>
  <manifest:file-entry manifest:full-path="Pictures/1000020100000135000000CD412BBA182F50C125.png" manifest:media-type="image/png"/>
  <manifest:file-entry manifest:full-path="Pictures/100002010000011900000056EA18BAF8E33647D3.png" manifest:media-type="image/png"/>
  <manifest:file-entry manifest:full-path="Pictures/10000201000001310000007F79A0175F8C0B2AEB.png" manifest:media-type="image/png"/>
  <manifest:file-entry manifest:full-path="Pictures/10000201000001300000005AB0D25F7D86C51F53.png" manifest:media-type="image/png"/>
  <manifest:file-entry manifest:full-path="Pictures/100002010000012F0000003B05EF7003889712B0.png" manifest:media-type="image/png"/>
  <manifest:file-entry manifest:full-path="Pictures/100002010000011A000000A4168793477B9D57D2.png" manifest:media-type="image/png"/>
  <manifest:file-entry manifest:full-path="Pictures/100002010000012F00000060521B7C4EE77BE1EA.png" manifest:media-type="image/png"/>
  <manifest:file-entry manifest:full-path="Pictures/10000201000000A1000000678905BB78527652EA.png" manifest:media-type="image/png"/>
  <manifest:file-entry manifest:full-path="Pictures/10000201000000CD000000A6FECE4E9E49A2BF95.png" manifest:media-type="image/png"/>
  <manifest:file-entry manifest:full-path="Pictures/10000201000000A10000005186F3A1F831625635.png" manifest:media-type="image/png"/>
  <manifest:file-entry manifest:full-path="Pictures/100002010000012F000000489A981FC1F4D2C4B3.png" manifest:media-type="image/png"/>
  <manifest:file-entry manifest:full-path="Pictures/100002010000012F0000005DFD7F94C8B1D82204.png" manifest:media-type="image/png"/>
  <manifest:file-entry manifest:full-path="Pictures/1000020100000130000000D06195660AE8CBDB62.png" manifest:media-type="image/png"/>
  <manifest:file-entry manifest:full-path="Pictures/10000201000000B30000007EEEF4BC595418BC30.png" manifest:media-type="image/png"/>
  <manifest:file-entry manifest:full-path="Pictures/100002010000013000000050FB2191D71846FB2D.png" manifest:media-type="image/png"/>
  <manifest:file-entry manifest:full-path="Pictures/10000201000000DB0000006C382E6322BC97CA3E.png" manifest:media-type="image/png"/>
  <manifest:file-entry manifest:full-path="Pictures/100002010000012E000000D29E28F99CE1955A09.png" manifest:media-type="image/png"/>
  <manifest:file-entry manifest:full-path="Pictures/10000201000001310000003932EF6EA1A5E7560E.png" manifest:media-type="image/png"/>
  <manifest:file-entry manifest:full-path="Pictures/100002010000011F000000ABAD3ED7B2C0D94408.png" manifest:media-type="image/png"/>
  <manifest:file-entry manifest:full-path="Pictures/100002010000012F000000523AB21A67A601E821.png" manifest:media-type="image/png"/>
  <manifest:file-entry manifest:full-path="Pictures/10000201000001300000004FBCA05666BCC93B4A.png" manifest:media-type="image/png"/>
  <manifest:file-entry manifest:full-path="Pictures/1000020100000131000000924CDB39477D28A924.png" manifest:media-type="image/png"/>
  <manifest:file-entry manifest:full-path="Pictures/10000201000001310000003CF7C8BF7C19DAD5D3.png" manifest:media-type="image/png"/>
  <manifest:file-entry manifest:full-path="Pictures/10000201000000DF00000093C566084B52254976.png" manifest:media-type="image/png"/>
  <manifest:file-entry manifest:full-path="Pictures/10000201000001300000007CCA6BAE48FCE846D8.png" manifest:media-type="image/png"/>
  <manifest:file-entry manifest:full-path="Pictures/100002010000014D000000B26FC16030F1192A97.png" manifest:media-type="image/png"/>
  <manifest:file-entry manifest:full-path="Pictures/10000201000001080000009F4E51BE7DC1E79EB1.png" manifest:media-type="image/png"/>
  <manifest:file-entry manifest:full-path="Pictures/10000201000002E50000011A3D29C43F7F8BFF8F.png" manifest:media-type="image/png"/>
  <manifest:file-entry manifest:full-path="Pictures/10000201000000CA00000021EEDE1433FA906D5B.png" manifest:media-type="image/png"/>
  <manifest:file-entry manifest:full-path="Pictures/100002010000011F000000AED07FC524C16080FE.png" manifest:media-type="image/png"/>
  <manifest:file-entry manifest:full-path="Pictures/100002010000012000000041A698624795E718C2.png" manifest:media-type="image/png"/>
  <manifest:file-entry manifest:full-path="Pictures/100002010000011F000000AC4E2A9F56E445F09A.png" manifest:media-type="image/png"/>
  <manifest:file-entry manifest:full-path="Pictures/1000020100000115000000A30EC0C538EFFD752C.png" manifest:media-type="image/png"/>
  <manifest:file-entry manifest:full-path="Pictures/1000020100000095000000D5B99E1EE49CB28E62.png" manifest:media-type="image/png"/>
  <manifest:file-entry manifest:full-path="Pictures/1000020100000120000000C3389741F5B58FF849.png" manifest:media-type="image/png"/>
  <manifest:file-entry manifest:full-path="Pictures/10000201000000D10000007CF8B0B6EF906A1144.png" manifest:media-type="image/png"/>
  <manifest:file-entry manifest:full-path="Pictures/100002010000008A0000008C788807D561DD82CE.png" manifest:media-type="image/png"/>
  <manifest:file-entry manifest:full-path="Pictures/100002010000008700000086C5454326FE66D49D.png" manifest:media-type="image/png"/>
  <manifest:file-entry manifest:full-path="Pictures/100002010000008700000086403548927D48BF38.png" manifest:media-type="image/png"/>
  <manifest:file-entry manifest:full-path="Pictures/100002010000011E0000003D4A47876BF93571A8.png" manifest:media-type="image/png"/>
  <manifest:file-entry manifest:full-path="Pictures/10000201000000D30000001D9A96E625E9FF6C9B.png" manifest:media-type="image/png"/>
  <manifest:file-entry manifest:full-path="Pictures/100002010000011F000000CC85182EF4E6A466FA.png" manifest:media-type="image/png"/>
  <manifest:file-entry manifest:full-path="Pictures/100002010000011E000000DC130FE66C0CAA3D96.png" manifest:media-type="image/png"/>
  <manifest:file-entry manifest:full-path="Pictures/1000020100000116000000A21BE7DB33FAF54D65.png" manifest:media-type="image/png"/>
  <manifest:file-entry manifest:full-path="Pictures/10000201000000C600000090D9986D0EC60CDB2D.png" manifest:media-type="image/png"/>
  <manifest:file-entry manifest:full-path="Pictures/100002010000014E0000009EE5DC87582DABD56D.png" manifest:media-type="image/png"/>
  <manifest:file-entry manifest:full-path="Pictures/100002010000014D0000006BB836B433C625236D.png" manifest:media-type="image/png"/>
  <manifest:file-entry manifest:full-path="Pictures/1000020100000120000000BAEF253E5F3C12FFAB.png" manifest:media-type="image/png"/>
  <manifest:file-entry manifest:full-path="Pictures/100002010000011A000000A60CB25252D17C92A0.png" manifest:media-type="image/png"/>
  <manifest:file-entry manifest:full-path="Pictures/1000020100000115000000A2338E0DAC19EBB171.png" manifest:media-type="image/png"/>
  <manifest:file-entry manifest:full-path="Pictures/1000020100000113000000A03C817727F3ECF6AE.png" manifest:media-type="image/png"/>
  <manifest:file-entry manifest:full-path="Pictures/1000020100000116000000A3F87CC19A395D2DA1.png" manifest:media-type="image/png"/>
  <manifest:file-entry manifest:full-path="Pictures/1000020100000114000000A1D60F1308B53240C2.png" manifest:media-type="image/png"/>
  <manifest:file-entry manifest:full-path="Pictures/100002010000011C000000A371890A13CA5FC77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fd2998"/>
    </style:style>
    <style:style style:name="P4" style:family="paragraph" style:parent-style-name="Standard">
      <style:text-properties officeooo:rsid="0100e48e" officeooo:paragraph-rsid="0100e48e"/>
    </style:style>
    <style:style style:name="P5" style:family="paragraph" style:parent-style-name="Standard">
      <style:text-properties officeooo:paragraph-rsid="0102a0a4"/>
    </style:style>
    <style:style style:name="P6" style:family="paragraph" style:parent-style-name="Standard">
      <style:text-properties officeooo:rsid="00fd2998" officeooo:paragraph-rsid="00fd2998"/>
    </style:style>
    <style:style style:name="P7" style:family="paragraph" style:parent-style-name="Standard">
      <style:text-properties officeooo:paragraph-rsid="0103f9d3"/>
    </style:style>
    <style:style style:name="P8" style:family="paragraph" style:parent-style-name="Standard">
      <style:text-properties officeooo:paragraph-rsid="01049347"/>
    </style:style>
    <style:style style:name="P9" style:family="paragraph" style:parent-style-name="Standard">
      <style:text-properties officeooo:rsid="01049347" officeooo:paragraph-rsid="01049347"/>
    </style:style>
    <style:style style:name="P10" style:family="paragraph" style:parent-style-name="Standard">
      <style:text-properties officeooo:rsid="01049347" officeooo:paragraph-rsid="010b17f0"/>
    </style:style>
    <style:style style:name="P11" style:family="paragraph" style:parent-style-name="Standard">
      <style:text-properties officeooo:rsid="0103f9d3" officeooo:paragraph-rsid="0103f9d3"/>
    </style:style>
    <style:style style:name="P12" style:family="paragraph" style:parent-style-name="Standard">
      <style:text-properties officeooo:paragraph-rsid="01066c13"/>
    </style:style>
    <style:style style:name="P13" style:family="paragraph" style:parent-style-name="Standard">
      <style:text-properties officeooo:paragraph-rsid="0107dacc"/>
    </style:style>
    <style:style style:name="P14" style:family="paragraph" style:parent-style-name="Standard">
      <style:text-properties officeooo:paragraph-rsid="010972a1"/>
    </style:style>
    <style:style style:name="P15" style:family="paragraph" style:parent-style-name="Standard">
      <style:text-properties officeooo:rsid="010b17f0" officeooo:paragraph-rsid="010b17f0"/>
    </style:style>
    <style:style style:name="P16" style:family="paragraph" style:parent-style-name="Standard">
      <style:text-properties officeooo:paragraph-rsid="010c9001"/>
    </style:style>
    <style:style style:name="P17" style:family="paragraph" style:parent-style-name="Standard">
      <style:text-properties officeooo:rsid="010c9001" officeooo:paragraph-rsid="01106d41"/>
    </style:style>
    <style:style style:name="P18" style:family="paragraph" style:parent-style-name="Standard">
      <style:text-properties officeooo:paragraph-rsid="0112d6db"/>
    </style:style>
    <style:style style:name="P19" style:family="paragraph" style:parent-style-name="Standard">
      <style:text-properties officeooo:rsid="0115979d" officeooo:paragraph-rsid="0115979d"/>
    </style:style>
    <style:style style:name="P20" style:family="paragraph" style:parent-style-name="Standard">
      <style:text-properties officeooo:paragraph-rsid="0115979d"/>
    </style:style>
    <style:style style:name="P21" style:family="paragraph" style:parent-style-name="Standard">
      <style:text-properties officeooo:rsid="0116bd66" officeooo:paragraph-rsid="0116bd66"/>
    </style:style>
    <style:style style:name="P22" style:family="paragraph" style:parent-style-name="Standard">
      <style:text-properties officeooo:paragraph-rsid="0118294c"/>
    </style:style>
    <style:style style:name="P23" style:family="paragraph" style:parent-style-name="Standard">
      <style:text-properties officeooo:paragraph-rsid="01189ae6"/>
    </style:style>
    <style:style style:name="P24" style:family="paragraph" style:parent-style-name="Standard">
      <style:text-properties officeooo:rsid="0118294c" officeooo:paragraph-rsid="0118294c"/>
    </style:style>
    <style:style style:name="P25" style:family="paragraph" style:parent-style-name="Standard">
      <style:text-properties officeooo:rsid="0118294c" officeooo:paragraph-rsid="01049347"/>
    </style:style>
    <style:style style:name="P26" style:family="paragraph" style:parent-style-name="Standard">
      <style:text-properties officeooo:paragraph-rsid="011d0109"/>
    </style:style>
    <style:style style:name="P27" style:family="paragraph" style:parent-style-name="Standard">
      <style:text-properties officeooo:paragraph-rsid="01203c0e"/>
    </style:style>
    <style:style style:name="P28" style:family="paragraph" style:parent-style-name="Footer">
      <style:paragraph-properties fo:text-align="center" style:justify-single-word="false"/>
    </style:style>
    <style:style style:name="P29" style:family="paragraph" style:parent-style-name="Text_20_body">
      <style:text-properties officeooo:paragraph-rsid="00511fd0"/>
    </style:style>
    <style:style style:name="P30" style:family="paragraph" style:parent-style-name="Text_20_body">
      <style:text-properties officeooo:paragraph-rsid="00e4f8f4"/>
    </style:style>
    <style:style style:name="P31" style:family="paragraph" style:parent-style-name="Text_20_body">
      <style:text-properties officeooo:paragraph-rsid="00ec695d"/>
    </style:style>
    <style:style style:name="P32" style:family="paragraph" style:parent-style-name="Text_20_body">
      <style:text-properties officeooo:rsid="00f160f9" officeooo:paragraph-rsid="00f160f9"/>
    </style:style>
    <style:style style:name="P33" style:family="paragraph" style:parent-style-name="Text_20_body">
      <style:text-properties officeooo:paragraph-rsid="00f160f9"/>
    </style:style>
    <style:style style:name="P34" style:family="paragraph" style:parent-style-name="Text_20_body">
      <style:text-properties officeooo:rsid="00ec695d" officeooo:paragraph-rsid="00ec695d"/>
    </style:style>
    <style:style style:name="P35" style:family="paragraph" style:parent-style-name="Text_20_body">
      <style:text-properties officeooo:rsid="00f0071e" officeooo:paragraph-rsid="00f160f9"/>
    </style:style>
    <style:style style:name="P36" style:family="paragraph" style:parent-style-name="Text_20_body">
      <style:text-properties officeooo:rsid="00f0071e" officeooo:paragraph-rsid="01203c0e"/>
    </style:style>
    <style:style style:name="P37" style:family="paragraph" style:parent-style-name="Text_20_body">
      <style:text-properties officeooo:rsid="010342d9" officeooo:paragraph-rsid="010342d9"/>
    </style:style>
    <style:style style:name="P38" style:family="paragraph" style:parent-style-name="Text_20_body">
      <style:text-properties officeooo:rsid="0103f9d3" officeooo:paragraph-rsid="0103f9d3"/>
    </style:style>
    <style:style style:name="P39" style:family="paragraph" style:parent-style-name="Text_20_body">
      <style:text-properties officeooo:paragraph-rsid="0103f9d3"/>
    </style:style>
    <style:style style:name="P40" style:family="paragraph" style:parent-style-name="Text_20_body">
      <style:text-properties officeooo:rsid="010c9001" officeooo:paragraph-rsid="010c9001"/>
    </style:style>
    <style:style style:name="P41" style:family="paragraph" style:parent-style-name="Text_20_body">
      <style:text-properties officeooo:rsid="0107dacc" officeooo:paragraph-rsid="0107dacc"/>
    </style:style>
    <style:style style:name="P42" style:family="paragraph" style:parent-style-name="Text_20_body">
      <style:text-properties officeooo:rsid="01106d41" officeooo:paragraph-rsid="01106d41"/>
    </style:style>
    <style:style style:name="P43" style:family="paragraph" style:parent-style-name="Text_20_body">
      <style:text-properties officeooo:paragraph-rsid="0111a5cc"/>
    </style:style>
    <style:style style:name="P44" style:family="paragraph" style:parent-style-name="Text_20_body">
      <style:text-properties officeooo:rsid="0040f305" officeooo:paragraph-rsid="0112d6db"/>
    </style:style>
    <style:style style:name="P45" style:family="paragraph" style:parent-style-name="Text_20_body">
      <style:text-properties officeooo:rsid="0040f305" officeooo:paragraph-rsid="0114328b"/>
    </style:style>
    <style:style style:name="P46" style:family="paragraph" style:parent-style-name="Text_20_body">
      <style:text-properties officeooo:rsid="0040f305" officeooo:paragraph-rsid="0114bbc7"/>
    </style:style>
    <style:style style:name="P47" style:family="paragraph" style:parent-style-name="Text_20_body">
      <style:text-properties officeooo:paragraph-rsid="0112d6db"/>
    </style:style>
    <style:style style:name="P48" style:family="paragraph" style:parent-style-name="Text_20_body">
      <style:text-properties officeooo:rsid="0112d6db" officeooo:paragraph-rsid="0112d6db"/>
    </style:style>
    <style:style style:name="P49" style:family="paragraph" style:parent-style-name="Text_20_body">
      <style:text-properties officeooo:rsid="0359e28e" officeooo:paragraph-rsid="0114328b"/>
    </style:style>
    <style:style style:name="P50" style:family="paragraph" style:parent-style-name="Text_20_body">
      <style:text-properties officeooo:rsid="035a4bef" officeooo:paragraph-rsid="0114328b"/>
    </style:style>
    <style:style style:name="P51" style:family="paragraph" style:parent-style-name="Text_20_body">
      <style:text-properties officeooo:rsid="00419d31" officeooo:paragraph-rsid="0114328b"/>
    </style:style>
    <style:style style:name="P52" style:family="paragraph" style:parent-style-name="Text_20_body">
      <style:text-properties officeooo:paragraph-rsid="0114328b"/>
    </style:style>
    <style:style style:name="P53" style:family="paragraph" style:parent-style-name="Text_20_body">
      <style:text-properties style:font-name="Albany" fo:font-size="14.1000003814697pt" fo:font-weight="bold" officeooo:rsid="035a823c" officeooo:paragraph-rsid="0114328b" style:font-name-asian="Microsoft YaHei" style:font-size-asian="14.1000003814697pt" style:font-weight-asian="bold" style:font-name-complex="Mangal" style:font-size-complex="14.1000003814697pt" style:font-weight-complex="bold"/>
    </style:style>
    <style:style style:name="P54" style:family="paragraph" style:parent-style-name="Text_20_body">
      <style:text-properties officeooo:rsid="036dfe27" officeooo:paragraph-rsid="0114328b"/>
    </style:style>
    <style:style style:name="P55" style:family="paragraph" style:parent-style-name="Text_20_body">
      <style:text-properties officeooo:rsid="0114bbc7" officeooo:paragraph-rsid="0114bbc7"/>
    </style:style>
    <style:style style:name="P56" style:family="paragraph" style:parent-style-name="Heading_20_4">
      <style:text-properties officeooo:paragraph-rsid="00f160f9"/>
    </style:style>
    <style:style style:name="P57" style:family="paragraph" style:parent-style-name="Heading_20_4">
      <style:text-properties officeooo:paragraph-rsid="0114328b"/>
    </style:style>
    <style:style style:name="P58" style:family="paragraph" style:parent-style-name="Heading_20_4">
      <style:text-properties style:font-name="Albany" fo:font-size="13.3000001907349pt" fo:font-style="italic" fo:font-weight="bold" officeooo:rsid="0114bbc7" officeooo:paragraph-rsid="0114bbc7" style:font-name-asian="Microsoft YaHei" style:font-size-asian="13.3000001907349pt" style:font-style-asian="italic" style:font-weight-asian="bold" style:font-name-complex="Mangal" style:font-size-complex="13.3000001907349pt" style:font-style-complex="italic" style:font-weight-complex="bold"/>
    </style:style>
    <style:style style:name="P59" style:family="paragraph" style:parent-style-name="Heading_20_4">
      <style:text-properties officeooo:paragraph-rsid="01203c0e"/>
    </style:style>
    <style:style style:name="P60" style:family="paragraph" style:parent-style-name="Horizontal_20_Line">
      <style:text-properties officeooo:paragraph-rsid="0112d6db"/>
    </style:style>
    <style:style style:name="P61" style:family="paragraph" style:parent-style-name="Horizontal_20_Line">
      <style:text-properties officeooo:paragraph-rsid="0114328b"/>
    </style:style>
    <style:style style:name="P62" style:family="paragraph" style:parent-style-name="Horizontal_20_Line">
      <style:text-properties officeooo:rsid="0040f305" officeooo:paragraph-rsid="0114328b"/>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Standard">
      <style:paragraph-properties fo:break-before="auto" fo:break-after="auto"/>
      <style:text-properties officeooo:paragraph-rsid="0118294c"/>
    </style:style>
    <style:style style:name="P71" style:family="paragraph" style:parent-style-name="Heading_20_1">
      <style:paragraph-properties fo:margin-top="0cm" fo:margin-bottom="0cm" loext:contextual-spacing="false"/>
      <style:text-properties style:font-name="Albany" fo:font-size="18.2000007629395pt" fo:font-weight="bold" officeooo:rsid="007680f8" officeooo:paragraph-rsid="0118294c"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officeooo:paragraph-rsid="005268cd"/>
    </style:style>
    <style:style style:name="P73" style:family="paragraph" style:parent-style-name="Heading_20_1">
      <style:paragraph-properties fo:margin-top="0cm" fo:margin-bottom="0cm" loext:contextual-spacing="false"/>
      <style:text-properties officeooo:paragraph-rsid="00fd2998"/>
    </style:style>
    <style:style style:name="P74" style:family="paragraph" style:parent-style-name="Heading_20_1">
      <style:paragraph-properties fo:margin-top="0cm" fo:margin-bottom="0cm" loext:contextual-spacing="false"/>
      <style:text-properties officeooo:paragraph-rsid="0102a0a4"/>
    </style:style>
    <style:style style:name="P75" style:family="paragraph" style:parent-style-name="Heading_20_1">
      <style:paragraph-properties fo:margin-top="0cm" fo:margin-bottom="0cm" loext:contextual-spacing="false"/>
      <style:text-properties officeooo:paragraph-rsid="0103f9d3"/>
    </style:style>
    <style:style style:name="P76" style:family="paragraph" style:parent-style-name="Heading_20_1">
      <style:paragraph-properties fo:margin-top="0cm" fo:margin-bottom="0cm" loext:contextual-spacing="false"/>
      <style:text-properties officeooo:paragraph-rsid="01049347"/>
    </style:style>
    <style:style style:name="P77" style:family="paragraph" style:parent-style-name="Heading_20_1">
      <style:paragraph-properties fo:margin-top="0cm" fo:margin-bottom="0cm" loext:contextual-spacing="false"/>
      <style:text-properties officeooo:rsid="0048ba39" officeooo:paragraph-rsid="0121663e"/>
    </style:style>
    <style:style style:name="P78" style:family="paragraph" style:parent-style-name="Heading_20_2">
      <style:text-properties officeooo:rsid="00eaef7f" officeooo:paragraph-rsid="00e4f8f4"/>
    </style:style>
    <style:style style:name="P79" style:family="paragraph" style:parent-style-name="Heading_20_2">
      <style:text-properties officeooo:paragraph-rsid="0121663e"/>
    </style:style>
    <style:style style:name="P80" style:family="paragraph" style:parent-style-name="Heading_20_3">
      <style:text-properties style:font-name="Albany" fo:font-size="14.1000003814697pt" fo:font-weight="bold" officeooo:rsid="00f160f9" officeooo:paragraph-rsid="00f160f9" style:font-name-asian="Microsoft YaHei" style:font-size-asian="14.1000003814697pt" style:font-weight-asian="bold" style:font-name-complex="Mangal" style:font-size-complex="14.1000003814697pt" style:font-weight-complex="bold"/>
    </style:style>
    <style:style style:name="P81" style:family="paragraph" style:parent-style-name="Heading_20_3">
      <style:text-properties officeooo:paragraph-rsid="0114328b"/>
    </style:style>
    <style:style style:name="P82" style:family="paragraph" style:parent-style-name="Heading_20_3">
      <style:text-properties officeooo:paragraph-rsid="0111a5cc"/>
    </style:style>
    <style:style style:name="P83" style:family="paragraph" style:parent-style-name="Heading_20_5">
      <style:text-properties officeooo:paragraph-rsid="0114328b"/>
    </style:style>
    <style:style style:name="P84" style:family="paragraph" style:parent-style-name="Standard">
      <style:text-properties officeooo:rsid="01203c0e" officeooo:paragraph-rsid="01203c0e"/>
    </style:style>
    <style:style style:name="P85" style:family="paragraph" style:parent-style-name="Standard">
      <style:text-properties fo:color="#000000" style:font-name="LiberationSerif" fo:font-size="12pt" fo:font-style="normal" fo:font-weight="normal" officeooo:rsid="0050dc32" officeooo:paragraph-rsid="0121663e" style:font-size-asian="12pt" style:font-style-asian="normal" style:font-weight-asian="normal"/>
    </style:style>
    <style:style style:name="P86" style:family="paragraph" style:parent-style-name="Standard">
      <style:text-properties fo:color="#000000" style:font-name="LiberationSerif" fo:font-size="12pt" fo:font-style="normal" fo:font-weight="normal" officeooo:paragraph-rsid="0121663e" style:font-size-asian="12pt" style:font-style-asian="normal" style:font-weight-asian="normal"/>
    </style:style>
    <style:style style:name="P87" style:family="paragraph" style:parent-style-name="Standard">
      <style:text-properties officeooo:paragraph-rsid="0121663e"/>
    </style:style>
    <style:style style:name="P88" style:family="paragraph" style:parent-style-name="Text_20_body">
      <style:text-properties officeooo:rsid="00f0071e" officeooo:paragraph-rsid="00f0071e"/>
    </style:style>
    <style:style style:name="P89" style:family="paragraph" style:parent-style-name="Text_20_body">
      <style:text-properties officeooo:rsid="004f7dc2" officeooo:paragraph-rsid="0121663e"/>
    </style:style>
    <style:style style:name="P90" style:family="paragraph" style:parent-style-name="Text_20_body">
      <style:text-properties officeooo:rsid="0050dc32" officeooo:paragraph-rsid="0121663e"/>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1eddc9" style:font-size-asian="10pt" style:font-size-complex="10pt"/>
    </style:style>
    <style:style style:name="T4"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ec695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fd299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102a0a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1049347" style:font-name-asian="Microsoft YaHei" style:font-size-asian="18.2000007629395pt" style:font-weight-asian="bold" style:font-name-complex="Mangal" style:font-size-complex="18.2000007629395pt" style:font-weight-complex="bold"/>
    </style:style>
    <style:style style:name="T9" style:family="text">
      <style:text-properties officeooo:rsid="00f0071e"/>
    </style:style>
    <style:style style:name="T10" style:family="text">
      <style:text-properties officeooo:rsid="00f10515"/>
    </style:style>
    <style:style style:name="T11" style:family="text">
      <style:text-properties officeooo:rsid="00f160f9"/>
    </style:style>
    <style:style style:name="T12" style:family="text">
      <style:text-properties officeooo:rsid="00fd2998"/>
    </style:style>
    <style:style style:name="T13" style:family="text">
      <style:text-properties officeooo:rsid="0100e48e"/>
    </style:style>
    <style:style style:name="T14" style:family="text">
      <style:text-properties officeooo:rsid="0102a0a4"/>
    </style:style>
    <style:style style:name="T15" style:family="text">
      <style:text-properties officeooo:rsid="01066c13"/>
    </style:style>
    <style:style style:name="T16" style:family="text">
      <style:text-properties officeooo:rsid="0107dacc"/>
    </style:style>
    <style:style style:name="T17" style:family="text">
      <style:text-properties officeooo:rsid="010972a1"/>
    </style:style>
    <style:style style:name="T18" style:family="text">
      <style:text-properties officeooo:rsid="010b17f0"/>
    </style:style>
    <style:style style:name="T19" style:family="text">
      <style:text-properties officeooo:rsid="010c9001"/>
    </style:style>
    <style:style style:name="T20" style:family="text">
      <style:text-properties officeooo:rsid="01106d41"/>
    </style:style>
    <style:style style:name="T21" style:family="text">
      <style:text-properties officeooo:rsid="0111a5cc"/>
    </style:style>
    <style:style style:name="T22" style:family="text">
      <style:text-properties officeooo:rsid="0112d6db"/>
    </style:style>
    <style:style style:name="T23" style:family="text">
      <style:text-properties officeooo:rsid="0359962f"/>
    </style:style>
    <style:style style:name="T24" style:family="text">
      <style:text-properties officeooo:rsid="00423554"/>
    </style:style>
    <style:style style:name="T25" style:family="text">
      <style:text-properties officeooo:rsid="035a4bef"/>
    </style:style>
    <style:style style:name="T26" style:family="text">
      <style:text-properties officeooo:rsid="036387d0"/>
    </style:style>
    <style:style style:name="T27" style:family="text">
      <style:text-properties officeooo:rsid="0114328b"/>
    </style:style>
    <style:style style:name="T28" style:family="text">
      <style:text-properties officeooo:rsid="0115979d"/>
    </style:style>
    <style:style style:name="T29" style:family="text">
      <style:text-properties officeooo:rsid="0118294c"/>
    </style:style>
    <style:style style:name="T30" style:family="text">
      <style:text-properties officeooo:rsid="011a72ce"/>
    </style:style>
    <style:style style:name="T31" style:family="text">
      <style:text-properties officeooo:rsid="01203c0e"/>
    </style:style>
    <style:style style:name="T32" style:family="text">
      <style:text-properties officeooo:rsid="0050dc32"/>
    </style:style>
    <style:style style:name="T33" style:family="text">
      <style:text-properties officeooo:rsid="004d36c0"/>
    </style:style>
    <style:style style:name="T34" style:family="text">
      <style:text-properties fo:color="#000000" style:font-name="LiberationSerif" fo:font-size="12pt" fo:font-style="normal" fo:font-weight="normal" style:font-size-asian="12pt" style:font-style-asian="normal" style:font-weight-asian="normal"/>
    </style:style>
    <style:style style:name="T35"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12 Editors - Properties Editor - Object Data Properties Tab - Camera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12 Editors - Properties Editor - Object Data Properties Tab - Camera Object</text:p>
          </text:index-title>
          <text:p text:style-name="P63"><text:a xlink:type="simple" xlink:href="#__RefHeading___Toc1521_4176519249" text:style-name="Index_20_Link" text:visited-style-name="Index_20_Link">Detailed table of content<text:tab/>1</text:a></text:p>
          <text:p text:style-name="P63"><text:a xlink:type="simple" xlink:href="#__RefHeading___Toc369_3122853221" text:style-name="Index_20_Link" text:visited-style-name="Index_20_Link">Lens panel<text:tab/>4</text:a></text:p>
          <text:p text:style-name="P64"><text:a xlink:type="simple" xlink:href="#__RefHeading___Toc265_2510605857" text:style-name="Index_20_Link" text:visited-style-name="Index_20_Link">Type<text:tab/>4</text:a></text:p>
          <text:p text:style-name="P63"><text:a xlink:type="simple" xlink:href="#__RefHeading___Toc357_1754894402" text:style-name="Index_20_Link" text:visited-style-name="Index_20_Link">Depth of Field panel<text:tab/>5</text:a></text:p>
          <text:p text:style-name="P64"><text:a xlink:type="simple" xlink:href="#__RefHeading___Toc359_1754894402" text:style-name="Index_20_Link" text:visited-style-name="Index_20_Link">Focus on Object<text:tab/>5</text:a></text:p>
          <text:p text:style-name="P64"><text:a xlink:type="simple" xlink:href="#__RefHeading___Toc363_1754894402" text:style-name="Index_20_Link" text:visited-style-name="Index_20_Link">Aperture<text:tab/>6</text:a></text:p>
          <text:p text:style-name="P63"><text:a xlink:type="simple" xlink:href="#__RefHeading___Toc373_1754894402" text:style-name="Index_20_Link" text:visited-style-name="Index_20_Link">Camera panel<text:tab/>6</text:a></text:p>
          <text:p text:style-name="P64"><text:a xlink:type="simple" xlink:href="#__RefHeading___Toc385_1754894402" text:style-name="Index_20_Link" text:visited-style-name="Index_20_Link">Presets<text:tab/>6</text:a></text:p>
          <text:p text:style-name="P64"><text:a xlink:type="simple" xlink:href="#__RefHeading___Toc387_1754894402" text:style-name="Index_20_Link" text:visited-style-name="Index_20_Link">Sensor Fit<text:tab/>6</text:a></text:p>
          <text:p text:style-name="P63"><text:a xlink:type="simple" xlink:href="#__RefHeading___Toc401_1754894402" text:style-name="Index_20_Link" text:visited-style-name="Index_20_Link">Save Areas panel<text:tab/>7</text:a></text:p>
          <text:p text:style-name="P64"><text:a xlink:type="simple" xlink:href="#__RefHeading___Toc1331_4176519249" text:style-name="Index_20_Link" text:visited-style-name="Index_20_Link">Presets<text:tab/>7</text:a></text:p>
          <text:p text:style-name="P64"><text:a xlink:type="simple" xlink:href="#__RefHeading___Toc1333_4176519249" text:style-name="Index_20_Link" text:visited-style-name="Index_20_Link">Title Safe Margins X/Y<text:tab/>7</text:a></text:p>
          <text:p text:style-name="P64"><text:a xlink:type="simple" xlink:href="#__RefHeading___Toc1335_4176519249" text:style-name="Index_20_Link" text:visited-style-name="Index_20_Link">Action Safe Margins X/Y<text:tab/>8</text:a></text:p>
          <text:p text:style-name="P64"><text:a xlink:type="simple" xlink:href="#__RefHeading___Toc1337_4176519249" text:style-name="Index_20_Link" text:visited-style-name="Index_20_Link">Center-Cut Safe Areas<text:tab/>8</text:a></text:p>
          <text:p text:style-name="P63"><text:a xlink:type="simple" xlink:href="#__RefHeading___Toc405_1754894402" text:style-name="Index_20_Link" text:visited-style-name="Index_20_Link">Background Images panel<text:tab/>8</text:a></text:p>
          <text:p text:style-name="P64"><text:a xlink:type="simple" xlink:href="#__RefHeading___Toc1343_4176519249" text:style-name="Index_20_Link" text:visited-style-name="Index_20_Link">Background Image panel<text:tab/>8</text:a></text:p>
          <text:p text:style-name="P63"><text:a xlink:type="simple" xlink:href="#__RefHeading___Toc407_1754894402" text:style-name="Index_20_Link" text:visited-style-name="Index_20_Link">Viewport Display panel<text:tab/>13</text:a></text:p>
          <text:p text:style-name="P64"><text:a xlink:type="simple" xlink:href="#__RefHeading___Toc1405_4176519249" text:style-name="Index_20_Link" text:visited-style-name="Index_20_Link">Size<text:tab/>13</text:a></text:p>
          <text:p text:style-name="P64"><text:a xlink:type="simple" xlink:href="#__RefHeading___Toc1407_4176519249" text:style-name="Index_20_Link" text:visited-style-name="Index_20_Link">Show<text:tab/>13</text:a></text:p>
        </text:index-body>
      </text:table-of-content>
      <text:p text:style-name="P2"/>
      <text:p text:style-name="P70"/>
      <table:table table:name="Tabelle5" table:style-name="Tabelle5">
        <table:table-column table:style-name="Tabelle5.A"/>
        <table:table-row table:style-name="TableLine2131953589232">
          <table:table-cell table:style-name="Tabelle5.A1" office:value-type="string">
            <text:h text:style-name="P71" text:outline-level="1"><text:bookmark-start text:name="__RefHeading___Toc1521_4176519249"/>D<text:span text:style-name="T29">etailed table of content</text:span><text:bookmark-end text:name="__RefHeading___Toc1521_417651924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1521_4176519249" text:style-name="Index_20_Link" text:visited-style-name="Index_20_Link">Detailed table of content<text:tab/>1</text:a></text:p>
          <text:p text:style-name="P63"><text:a xlink:type="simple" xlink:href="#__RefHeading___Toc369_3122853221" text:style-name="Index_20_Link" text:visited-style-name="Index_20_Link">Lens panel<text:tab/>4</text:a></text:p>
          <text:p text:style-name="P64"><text:a xlink:type="simple" xlink:href="#__RefHeading___Toc265_2510605857" text:style-name="Index_20_Link" text:visited-style-name="Index_20_Link">Type<text:tab/>4</text:a></text:p>
          <text:p text:style-name="P65"><text:a xlink:type="simple" xlink:href="#__RefHeading___Toc267_2510605857" text:style-name="Index_20_Link" text:visited-style-name="Index_20_Link">Perspective<text:tab/>4</text:a></text:p>
          <text:p text:style-name="P66"><text:a xlink:type="simple" xlink:href="#__RefHeading___Toc2026_2490258647" text:style-name="Index_20_Link" text:visited-style-name="Index_20_Link">Lens Unit<text:tab/>4</text:a></text:p>
          <text:p text:style-name="P66"><text:a xlink:type="simple" xlink:href="#__RefHeading___Toc269_2510605857" text:style-name="Index_20_Link" text:visited-style-name="Index_20_Link">Focal Length<text:tab/>4</text:a></text:p>
          <text:p text:style-name="P66"><text:a xlink:type="simple" xlink:href="#__RefHeading___Toc271_2510605857" text:style-name="Index_20_Link" text:visited-style-name="Index_20_Link">Field of View<text:tab/>4</text:a></text:p>
          <text:p text:style-name="P65"><text:a xlink:type="simple" xlink:href="#__RefHeading___Toc275_2510605857" text:style-name="Index_20_Link" text:visited-style-name="Index_20_Link">Orthographic<text:tab/>4</text:a></text:p>
          <text:p text:style-name="P66"><text:a xlink:type="simple" xlink:href="#__RefHeading___Toc277_2510605857" text:style-name="Index_20_Link" text:visited-style-name="Index_20_Link">Orthographic Scale<text:tab/>4</text:a></text:p>
          <text:p text:style-name="P65"><text:a xlink:type="simple" xlink:href="#__RefHeading___Toc279_2510605857" text:style-name="Index_20_Link" text:visited-style-name="Index_20_Link">Panoramic<text:tab/>4</text:a></text:p>
          <text:p text:style-name="P66"><text:a xlink:type="simple" xlink:href="#__RefHeading___Toc2028_2490258647" text:style-name="Index_20_Link" text:visited-style-name="Index_20_Link">Lens Unit<text:tab/>5</text:a></text:p>
          <text:p text:style-name="P66"><text:a xlink:type="simple" xlink:href="#__RefHeading___Toc281_2510605857" text:style-name="Index_20_Link" text:visited-style-name="Index_20_Link">Focal Length<text:tab/>5</text:a></text:p>
          <text:p text:style-name="P66"><text:a xlink:type="simple" xlink:href="#__RefHeading___Toc283_2510605857" text:style-name="Index_20_Link" text:visited-style-name="Index_20_Link">Field of View<text:tab/>5</text:a></text:p>
          <text:p text:style-name="P65"><text:a xlink:type="simple" xlink:href="#__RefHeading___Toc287_2510605857" text:style-name="Index_20_Link" text:visited-style-name="Index_20_Link">Shift X / Y<text:tab/>5</text:a></text:p>
          <text:p text:style-name="P65"><text:a xlink:type="simple" xlink:href="#__RefHeading___Toc289_2510605857" text:style-name="Index_20_Link" text:visited-style-name="Index_20_Link">Clip Near and Far<text:tab/>5</text:a></text:p>
          <text:p text:style-name="P63"><text:a xlink:type="simple" xlink:href="#__RefHeading___Toc357_1754894402" text:style-name="Index_20_Link" text:visited-style-name="Index_20_Link">Depth of Field panel<text:tab/>5</text:a></text:p>
          <text:p text:style-name="P64"><text:a xlink:type="simple" xlink:href="#__RefHeading___Toc359_1754894402" text:style-name="Index_20_Link" text:visited-style-name="Index_20_Link">Focus on Object<text:tab/>5</text:a></text:p>
          <text:p text:style-name="P65"><text:a xlink:type="simple" xlink:href="#__RefHeading___Toc361_1754894402" text:style-name="Index_20_Link" text:visited-style-name="Index_20_Link">Focus Distance<text:tab/>6</text:a></text:p>
          <text:p text:style-name="P66"><text:a xlink:type="simple" xlink:href="#__RefHeading___Toc2030_2490258647" text:style-name="Index_20_Link" text:visited-style-name="Index_20_Link">Eyedropper Depth<text:tab/>6</text:a></text:p>
          <text:p text:style-name="P64"><text:a xlink:type="simple" xlink:href="#__RefHeading___Toc363_1754894402" text:style-name="Index_20_Link" text:visited-style-name="Index_20_Link">Aperture<text:tab/>6</text:a></text:p>
          <text:p text:style-name="P65"><text:a xlink:type="simple" xlink:href="#__RefHeading___Toc365_1754894402" text:style-name="Index_20_Link" text:visited-style-name="Index_20_Link">F-Stop<text:tab/>6</text:a></text:p>
          <text:p text:style-name="P65"><text:a xlink:type="simple" xlink:href="#__RefHeading___Toc367_1754894402" text:style-name="Index_20_Link" text:visited-style-name="Index_20_Link">Blades<text:tab/>6</text:a></text:p>
          <text:p text:style-name="P65"><text:a xlink:type="simple" xlink:href="#__RefHeading___Toc369_1754894402" text:style-name="Index_20_Link" text:visited-style-name="Index_20_Link">Rotation<text:tab/>6</text:a></text:p>
          <text:p text:style-name="P65"><text:soft-page-break/><text:a xlink:type="simple" xlink:href="#__RefHeading___Toc371_1754894402" text:style-name="Index_20_Link" text:visited-style-name="Index_20_Link">Ratio<text:tab/>6</text:a></text:p>
          <text:p text:style-name="P63"><text:a xlink:type="simple" xlink:href="#__RefHeading___Toc373_1754894402" text:style-name="Index_20_Link" text:visited-style-name="Index_20_Link">Camera panel<text:tab/>6</text:a></text:p>
          <text:p text:style-name="P64"><text:a xlink:type="simple" xlink:href="#__RefHeading___Toc385_1754894402" text:style-name="Index_20_Link" text:visited-style-name="Index_20_Link">Presets<text:tab/>6</text:a></text:p>
          <text:p text:style-name="P64"><text:a xlink:type="simple" xlink:href="#__RefHeading___Toc387_1754894402" text:style-name="Index_20_Link" text:visited-style-name="Index_20_Link">Sensor Fit<text:tab/>6</text:a></text:p>
          <text:p text:style-name="P65"><text:a xlink:type="simple" xlink:href="#__RefHeading___Toc389_1754894402" text:style-name="Index_20_Link" text:visited-style-name="Index_20_Link">Auto<text:tab/>7</text:a></text:p>
          <text:p text:style-name="P66"><text:a xlink:type="simple" xlink:href="#__RefHeading___Toc391_1754894402" text:style-name="Index_20_Link" text:visited-style-name="Index_20_Link">Size<text:tab/>7</text:a></text:p>
          <text:p text:style-name="P65"><text:a xlink:type="simple" xlink:href="#__RefHeading___Toc393_1754894402" text:style-name="Index_20_Link" text:visited-style-name="Index_20_Link">Horizontal<text:tab/>7</text:a></text:p>
          <text:p text:style-name="P66"><text:a xlink:type="simple" xlink:href="#__RefHeading___Toc395_1754894402" text:style-name="Index_20_Link" text:visited-style-name="Index_20_Link">Width<text:tab/>7</text:a></text:p>
          <text:p text:style-name="P65"><text:a xlink:type="simple" xlink:href="#__RefHeading___Toc397_1754894402" text:style-name="Index_20_Link" text:visited-style-name="Index_20_Link">Vertical<text:tab/>7</text:a></text:p>
          <text:p text:style-name="P66"><text:a xlink:type="simple" xlink:href="#__RefHeading___Toc399_1754894402" text:style-name="Index_20_Link" text:visited-style-name="Index_20_Link">Height<text:tab/>7</text:a></text:p>
          <text:p text:style-name="P63"><text:a xlink:type="simple" xlink:href="#__RefHeading___Toc401_1754894402" text:style-name="Index_20_Link" text:visited-style-name="Index_20_Link">Save Areas panel<text:tab/>7</text:a></text:p>
          <text:p text:style-name="P64"><text:a xlink:type="simple" xlink:href="#__RefHeading___Toc1331_4176519249" text:style-name="Index_20_Link" text:visited-style-name="Index_20_Link">Presets<text:tab/>7</text:a></text:p>
          <text:p text:style-name="P64"><text:a xlink:type="simple" xlink:href="#__RefHeading___Toc1333_4176519249" text:style-name="Index_20_Link" text:visited-style-name="Index_20_Link">Title Safe Margins X/Y<text:tab/>7</text:a></text:p>
          <text:p text:style-name="P64"><text:a xlink:type="simple" xlink:href="#__RefHeading___Toc1335_4176519249" text:style-name="Index_20_Link" text:visited-style-name="Index_20_Link">Action Safe Margins X/Y<text:tab/>8</text:a></text:p>
          <text:p text:style-name="P64"><text:a xlink:type="simple" xlink:href="#__RefHeading___Toc1337_4176519249" text:style-name="Index_20_Link" text:visited-style-name="Index_20_Link">Center-Cut Safe Areas<text:tab/>8</text:a></text:p>
          <text:p text:style-name="P65"><text:a xlink:type="simple" xlink:href="#__RefHeading___Toc1339_4176519249" text:style-name="Index_20_Link" text:visited-style-name="Index_20_Link">Center Title Safe Margins X/Y<text:tab/>8</text:a></text:p>
          <text:p text:style-name="P65"><text:a xlink:type="simple" xlink:href="#__RefHeading___Toc1341_4176519249" text:style-name="Index_20_Link" text:visited-style-name="Index_20_Link">Center Action Safe Margins X/Y<text:tab/>8</text:a></text:p>
          <text:p text:style-name="P63"><text:a xlink:type="simple" xlink:href="#__RefHeading___Toc405_1754894402" text:style-name="Index_20_Link" text:visited-style-name="Index_20_Link">Background Images panel<text:tab/>8</text:a></text:p>
          <text:p text:style-name="P64"><text:a xlink:type="simple" xlink:href="#__RefHeading___Toc1343_4176519249" text:style-name="Index_20_Link" text:visited-style-name="Index_20_Link">Background Image panel<text:tab/>8</text:a></text:p>
          <text:p text:style-name="P65"><text:a xlink:type="simple" xlink:href="#__RefHeading___Toc1345_4176519249" text:style-name="Index_20_Link" text:visited-style-name="Index_20_Link">Header<text:tab/>8</text:a></text:p>
          <text:p text:style-name="P66"><text:a xlink:type="simple" xlink:href="#__RefHeading___Toc1347_4176519249" text:style-name="Index_20_Link" text:visited-style-name="Index_20_Link">Triangle button<text:tab/>8</text:a></text:p>
          <text:p text:style-name="P65"><text:a xlink:type="simple" xlink:href="#__RefHeading___Toc1349_4176519249" text:style-name="Index_20_Link" text:visited-style-name="Index_20_Link">Image / Movie name<text:tab/>9</text:a></text:p>
          <text:p text:style-name="P65"><text:a xlink:type="simple" xlink:href="#__RefHeading___Toc1351_4176519249" text:style-name="Index_20_Link" text:visited-style-name="Index_20_Link">Show Background Image<text:tab/>9</text:a></text:p>
          <text:p text:style-name="P65"><text:a xlink:type="simple" xlink:href="#__RefHeading___Toc1353_4176519249" text:style-name="Index_20_Link" text:visited-style-name="Index_20_Link">Remove Background Image<text:tab/>9</text:a></text:p>
          <text:p text:style-name="P65"><text:a xlink:type="simple" xlink:href="#__RefHeading___Toc1355_4176519249" text:style-name="Index_20_Link" text:visited-style-name="Index_20_Link">Background Source<text:tab/>9</text:a></text:p>
          <text:p text:style-name="P66"><text:a xlink:type="simple" xlink:href="#__RefHeading___Toc1357_4176519249" text:style-name="Index_20_Link" text:visited-style-name="Index_20_Link">Image<text:tab/>9</text:a></text:p>
          <text:p text:style-name="P67"><text:a xlink:type="simple" xlink:href="#__RefHeading___Toc1359_4176519249" text:style-name="Index_20_Link" text:visited-style-name="Index_20_Link">Image Property<text:tab/>9</text:a></text:p>
          <text:p text:style-name="P67"><text:a xlink:type="simple" xlink:href="#__RefHeading___Toc1361_4176519249" text:style-name="Index_20_Link" text:visited-style-name="Index_20_Link">Image Browser<text:tab/>9</text:a></text:p>
          <text:p text:style-name="P68"><text:a xlink:type="simple" xlink:href="#__RefHeading___Toc1363_4176519249" text:style-name="Index_20_Link" text:visited-style-name="Index_20_Link">Image name<text:tab/>9</text:a></text:p>
          <text:p text:style-name="P68"><text:a xlink:type="simple" xlink:href="#__RefHeading___Toc1365_4176519249" text:style-name="Index_20_Link" text:visited-style-name="Index_20_Link">Number of Users<text:tab/>9</text:a></text:p>
          <text:p text:style-name="P68"><text:a xlink:type="simple" xlink:href="#__RefHeading___Toc1367_4176519249" text:style-name="Index_20_Link" text:visited-style-name="Index_20_Link">Fake User<text:tab/>9</text:a></text:p>
          <text:p text:style-name="P68"><text:a xlink:type="simple" xlink:href="#__RefHeading___Toc1369_4176519249" text:style-name="Index_20_Link" text:visited-style-name="Index_20_Link">Open Image<text:tab/>9</text:a></text:p>
          <text:p text:style-name="P68"><text:a xlink:type="simple" xlink:href="#__RefHeading___Toc1371_4176519249" text:style-name="Index_20_Link" text:visited-style-name="Index_20_Link">Remove<text:tab/>9</text:a></text:p>
          <text:p text:style-name="P67"><text:a xlink:type="simple" xlink:href="#__RefHeading___Toc9395_35406635531" text:style-name="Index_20_Link" text:visited-style-name="Index_20_Link">Source Type Single Image<text:tab/>9</text:a></text:p>
          <text:p text:style-name="P68"><text:a xlink:type="simple" xlink:href="#__RefHeading___Toc64491_23892641771" text:style-name="Index_20_Link" text:visited-style-name="Index_20_Link">Path edit box<text:tab/>9</text:a></text:p>
          <text:p text:style-name="P69"><text:a xlink:type="simple" xlink:href="#__RefHeading___Toc64493_23892641771" text:style-name="Index_20_Link" text:visited-style-name="Index_20_Link">Pack<text:tab/>9</text:a></text:p>
          <text:p text:style-name="P69"><text:a xlink:type="simple" xlink:href="#__RefHeading___Toc64495_23892641771" text:style-name="Index_20_Link" text:visited-style-name="Index_20_Link">Path edit box<text:tab/>10</text:a></text:p>
          <text:p text:style-name="P69"><text:a xlink:type="simple" xlink:href="#__RefHeading___Toc64497_23892641771" text:style-name="Index_20_Link" text:visited-style-name="Index_20_Link">Open<text:tab/>10</text:a></text:p>
          <text:p text:style-name="P69"><text:a xlink:type="simple" xlink:href="#__RefHeading___Toc64499_23892641771" text:style-name="Index_20_Link" text:visited-style-name="Index_20_Link">Refresh<text:tab/>10</text:a></text:p>
          <text:p text:style-name="P65"><text:a xlink:type="simple" xlink:href="#__RefHeading___Toc502_3540663553" text:style-name="Index_20_Link" text:visited-style-name="Index_20_Link">Source Type Movie + Image Sequence<text:tab/>10</text:a></text:p>
          <text:p text:style-name="P66"><text:a xlink:type="simple" xlink:href="#__RefHeading___Toc64449_2389264177" text:style-name="Index_20_Link" text:visited-style-name="Index_20_Link">Path edit box<text:tab/>10</text:a></text:p>
          <text:p text:style-name="P67"><text:a xlink:type="simple" xlink:href="#__RefHeading___Toc64451_2389264177" text:style-name="Index_20_Link" text:visited-style-name="Index_20_Link">Pack<text:tab/>10</text:a></text:p>
          <text:p text:style-name="P67"><text:a xlink:type="simple" xlink:href="#__RefHeading___Toc64453_2389264177" text:style-name="Index_20_Link" text:visited-style-name="Index_20_Link">Path edit box<text:tab/>10</text:a></text:p>
          <text:p text:style-name="P67"><text:a xlink:type="simple" xlink:href="#__RefHeading___Toc64455_2389264177" text:style-name="Index_20_Link" text:visited-style-name="Index_20_Link">Open<text:tab/>10</text:a></text:p>
          <text:p text:style-name="P67"><text:a xlink:type="simple" xlink:href="#__RefHeading___Toc64457_2389264177" text:style-name="Index_20_Link" text:visited-style-name="Index_20_Link">Refresh<text:tab/>10</text:a></text:p>
          <text:p text:style-name="P66"><text:a xlink:type="simple" xlink:href="#__RefHeading___Toc9381_3540663553" text:style-name="Index_20_Link" text:visited-style-name="Index_20_Link">Frames<text:tab/>10</text:a></text:p>
          <text:p text:style-name="P66"><text:a xlink:type="simple" xlink:href="#__RefHeading___Toc9385_3540663553" text:style-name="Index_20_Link" text:visited-style-name="Index_20_Link">Start<text:tab/>10</text:a></text:p>
          <text:p text:style-name="P66"><text:a xlink:type="simple" xlink:href="#__RefHeading___Toc9387_3540663553" text:style-name="Index_20_Link" text:visited-style-name="Index_20_Link">Offset<text:tab/>10</text:a></text:p>
          <text:p text:style-name="P66"><text:a xlink:type="simple" xlink:href="#__RefHeading___Toc9389_3540663553" text:style-name="Index_20_Link" text:visited-style-name="Index_20_Link">Cyclic<text:tab/>11</text:a></text:p>
          <text:p text:style-name="P66"><text:a xlink:type="simple" xlink:href="#__RefHeading___Toc9391_3540663553" text:style-name="Index_20_Link" text:visited-style-name="Index_20_Link">Auto Refresh<text:tab/>11</text:a></text:p>
          <text:p text:style-name="P65"><text:a xlink:type="simple" xlink:href="#__RefHeading___Toc1661_2960915280" text:style-name="Index_20_Link" text:visited-style-name="Index_20_Link">Source Type Generated<text:tab/>11</text:a></text:p>
          <text:p text:style-name="P66"><text:a xlink:type="simple" xlink:href="#__RefHeading___Toc496_3540663553" text:style-name="Index_20_Link" text:visited-style-name="Index_20_Link">X / Y<text:tab/>11</text:a></text:p>
          <text:p text:style-name="P66"><text:a xlink:type="simple" xlink:href="#__RefHeading___Toc64437_2389264177" text:style-name="Index_20_Link" text:visited-style-name="Index_20_Link">Float Buffer<text:tab/>11</text:a></text:p>
          <text:p text:style-name="P67"><text:soft-page-break/><text:a xlink:type="simple" xlink:href="#__RefHeading___Toc64439_2389264177" text:style-name="Index_20_Link" text:visited-style-name="Index_20_Link">Generated Type Blank<text:tab/>11</text:a></text:p>
          <text:p text:style-name="P67"><text:a xlink:type="simple" xlink:href="#__RefHeading___Toc64441_2389264177" text:style-name="Index_20_Link" text:visited-style-name="Index_20_Link">Color<text:tab/>11</text:a></text:p>
          <text:p text:style-name="P67"><text:a xlink:type="simple" xlink:href="#__RefHeading___Toc64443_2389264177" text:style-name="Index_20_Link" text:visited-style-name="Index_20_Link">Generated Type UV Grid<text:tab/>11</text:a></text:p>
          <text:p text:style-name="P67"><text:a xlink:type="simple" xlink:href="#__RefHeading___Toc64445_2389264177" text:style-name="Index_20_Link" text:visited-style-name="Index_20_Link">Generated Type Color Grid<text:tab/>11</text:a></text:p>
          <text:p text:style-name="P65"><text:a xlink:type="simple" xlink:href="#__RefHeading___Toc1373_4176519249" text:style-name="Index_20_Link" text:visited-style-name="Index_20_Link">Source Type UDIM Tile<text:tab/>11</text:a></text:p>
          <text:p text:style-name="P66"><text:a xlink:type="simple" xlink:href="#__RefHeading___Toc64491_238926417711" text:style-name="Index_20_Link" text:visited-style-name="Index_20_Link">Path edit box<text:tab/>12</text:a></text:p>
          <text:p text:style-name="P67"><text:a xlink:type="simple" xlink:href="#__RefHeading___Toc64493_238926417711" text:style-name="Index_20_Link" text:visited-style-name="Index_20_Link">Pack<text:tab/>12</text:a></text:p>
          <text:p text:style-name="P67"><text:a xlink:type="simple" xlink:href="#__RefHeading___Toc64495_238926417711" text:style-name="Index_20_Link" text:visited-style-name="Index_20_Link">Path edit box<text:tab/>12</text:a></text:p>
          <text:p text:style-name="P67"><text:a xlink:type="simple" xlink:href="#__RefHeading___Toc64497_238926417711" text:style-name="Index_20_Link" text:visited-style-name="Index_20_Link">Open<text:tab/>12</text:a></text:p>
          <text:p text:style-name="P67"><text:a xlink:type="simple" xlink:href="#__RefHeading___Toc64499_238926417711" text:style-name="Index_20_Link" text:visited-style-name="Index_20_Link">Refresh<text:tab/>12</text:a></text:p>
          <text:p text:style-name="P66"><text:a xlink:type="simple" xlink:href="#__RefHeading___Toc1375_4176519249" text:style-name="Index_20_Link" text:visited-style-name="Index_20_Link">Movie<text:tab/>12</text:a></text:p>
          <text:p text:style-name="P67"><text:a xlink:type="simple" xlink:href="#__RefHeading___Toc1377_4176519249" text:style-name="Index_20_Link" text:visited-style-name="Index_20_Link">Active Clip<text:tab/>12</text:a></text:p>
          <text:p text:style-name="P67"><text:a xlink:type="simple" xlink:href="#__RefHeading___Toc1379_4176519249" text:style-name="Index_20_Link" text:visited-style-name="Index_20_Link">File Path<text:tab/>12</text:a></text:p>
          <text:p text:style-name="P68"><text:a xlink:type="simple" xlink:href="#__RefHeading___Toc1381_4176519249" text:style-name="Index_20_Link" text:visited-style-name="Index_20_Link">Path edit box<text:tab/>12</text:a></text:p>
          <text:p text:style-name="P68"><text:a xlink:type="simple" xlink:href="#__RefHeading___Toc64455_23892641771" text:style-name="Index_20_Link" text:visited-style-name="Index_20_Link">Open<text:tab/>12</text:a></text:p>
          <text:p text:style-name="P68"><text:a xlink:type="simple" xlink:href="#__RefHeading___Toc64457_23892641771" text:style-name="Index_20_Link" text:visited-style-name="Index_20_Link">Refresh<text:tab/>12</text:a></text:p>
          <text:p text:style-name="P67"><text:a xlink:type="simple" xlink:href="#__RefHeading___Toc1383_4176519249" text:style-name="Index_20_Link" text:visited-style-name="Index_20_Link">Render Undistorted<text:tab/>12</text:a></text:p>
          <text:p text:style-name="P67"><text:a xlink:type="simple" xlink:href="#__RefHeading___Toc1385_4176519249" text:style-name="Index_20_Link" text:visited-style-name="Index_20_Link">Proxy Size<text:tab/>12</text:a></text:p>
          <text:p text:style-name="P65"><text:a xlink:type="simple" xlink:href="#__RefHeading___Toc64503_23892641771" text:style-name="Index_20_Link" text:visited-style-name="Index_20_Link">Color Space<text:tab/>12</text:a></text:p>
          <text:p text:style-name="P65"><text:a xlink:type="simple" xlink:href="#__RefHeading___Toc1387_4176519249" text:style-name="Index_20_Link" text:visited-style-name="Index_20_Link">Opacity<text:tab/>13</text:a></text:p>
          <text:p text:style-name="P65"><text:a xlink:type="simple" xlink:href="#__RefHeading___Toc1389_4176519249" text:style-name="Index_20_Link" text:visited-style-name="Index_20_Link">Depth<text:tab/>13</text:a></text:p>
          <text:p text:style-name="P65"><text:a xlink:type="simple" xlink:href="#__RefHeading___Toc1391_4176519249" text:style-name="Index_20_Link" text:visited-style-name="Index_20_Link">Frame Method<text:tab/>13</text:a></text:p>
          <text:p text:style-name="P65"><text:a xlink:type="simple" xlink:href="#__RefHeading___Toc1393_4176519249" text:style-name="Index_20_Link" text:visited-style-name="Index_20_Link">Stretch<text:tab/>13</text:a></text:p>
          <text:p text:style-name="P65"><text:a xlink:type="simple" xlink:href="#__RefHeading___Toc1395_4176519249" text:style-name="Index_20_Link" text:visited-style-name="Index_20_Link">Offset X/Y<text:tab/>13</text:a></text:p>
          <text:p text:style-name="P65"><text:a xlink:type="simple" xlink:href="#__RefHeading___Toc1397_4176519249" text:style-name="Index_20_Link" text:visited-style-name="Index_20_Link">Rotation<text:tab/>13</text:a></text:p>
          <text:p text:style-name="P65"><text:a xlink:type="simple" xlink:href="#__RefHeading___Toc1399_4176519249" text:style-name="Index_20_Link" text:visited-style-name="Index_20_Link">Scale<text:tab/>13</text:a></text:p>
          <text:p text:style-name="P65"><text:a xlink:type="simple" xlink:href="#__RefHeading___Toc1401_4176519249" text:style-name="Index_20_Link" text:visited-style-name="Index_20_Link">Flip X<text:tab/>13</text:a></text:p>
          <text:p text:style-name="P65"><text:a xlink:type="simple" xlink:href="#__RefHeading___Toc1403_4176519249" text:style-name="Index_20_Link" text:visited-style-name="Index_20_Link">Y<text:tab/>13</text:a></text:p>
          <text:p text:style-name="P63"><text:a xlink:type="simple" xlink:href="#__RefHeading___Toc407_1754894402" text:style-name="Index_20_Link" text:visited-style-name="Index_20_Link">Viewport Display panel<text:tab/>13</text:a></text:p>
          <text:p text:style-name="P64"><text:a xlink:type="simple" xlink:href="#__RefHeading___Toc1405_4176519249" text:style-name="Index_20_Link" text:visited-style-name="Index_20_Link">Size<text:tab/>13</text:a></text:p>
          <text:p text:style-name="P64"><text:a xlink:type="simple" xlink:href="#__RefHeading___Toc1407_4176519249" text:style-name="Index_20_Link" text:visited-style-name="Index_20_Link">Show<text:tab/>13</text:a></text:p>
          <text:p text:style-name="P65"><text:a xlink:type="simple" xlink:href="#__RefHeading___Toc1409_4176519249" text:style-name="Index_20_Link" text:visited-style-name="Index_20_Link">Limits<text:tab/>13</text:a></text:p>
          <text:p text:style-name="P65"><text:a xlink:type="simple" xlink:href="#__RefHeading___Toc1411_4176519249" text:style-name="Index_20_Link" text:visited-style-name="Index_20_Link">Mist<text:tab/>14</text:a></text:p>
          <text:p text:style-name="P65"><text:a xlink:type="simple" xlink:href="#__RefHeading___Toc1413_4176519249" text:style-name="Index_20_Link" text:visited-style-name="Index_20_Link">Sensor<text:tab/>14</text:a></text:p>
          <text:p text:style-name="P65"><text:a xlink:type="simple" xlink:href="#__RefHeading___Toc1415_4176519249" text:style-name="Index_20_Link" text:visited-style-name="Index_20_Link">Name<text:tab/>14</text:a></text:p>
          <text:p text:style-name="P65"><text:a xlink:type="simple" xlink:href="#__RefHeading___Toc2020_4091830360" text:style-name="Index_20_Link" text:visited-style-name="Index_20_Link">Passepartout<text:tab/>14</text:a></text:p>
          <text:p text:style-name="P66"><text:a xlink:type="simple" xlink:href="#__RefHeading___Toc1669_4176519249" text:style-name="Index_20_Link" text:visited-style-name="Index_20_Link">Alpha<text:tab/>14</text:a></text:p>
          <text:p text:style-name="P65"><text:a xlink:type="simple" xlink:href="#__RefHeading___Toc1643_4176519249" text:style-name="Index_20_Link" text:visited-style-name="Index_20_Link">Composition Guides<text:tab/>14</text:a></text:p>
          <text:p text:style-name="P66"><text:a xlink:type="simple" xlink:href="#__RefHeading___Toc1645_4176519249" text:style-name="Index_20_Link" text:visited-style-name="Index_20_Link">Thirds<text:tab/>14</text:a></text:p>
          <text:p text:style-name="P66"><text:a xlink:type="simple" xlink:href="#__RefHeading___Toc1647_4176519249" text:style-name="Index_20_Link" text:visited-style-name="Index_20_Link">Center<text:tab/>14</text:a></text:p>
          <text:p text:style-name="P67"><text:a xlink:type="simple" xlink:href="#__RefHeading___Toc1649_4176519249" text:style-name="Index_20_Link" text:visited-style-name="Index_20_Link">Center<text:tab/>14</text:a></text:p>
          <text:p text:style-name="P67"><text:a xlink:type="simple" xlink:href="#__RefHeading___Toc1651_4176519249" text:style-name="Index_20_Link" text:visited-style-name="Index_20_Link">Diagonal<text:tab/>15</text:a></text:p>
          <text:p text:style-name="P66"><text:a xlink:type="simple" xlink:href="#__RefHeading___Toc1653_4176519249" text:style-name="Index_20_Link" text:visited-style-name="Index_20_Link">Golden<text:tab/>15</text:a></text:p>
          <text:p text:style-name="P67"><text:a xlink:type="simple" xlink:href="#__RefHeading___Toc1655_4176519249" text:style-name="Index_20_Link" text:visited-style-name="Index_20_Link">Ratio<text:tab/>15</text:a></text:p>
          <text:p text:style-name="P67"><text:a xlink:type="simple" xlink:href="#__RefHeading___Toc1657_4176519249" text:style-name="Index_20_Link" text:visited-style-name="Index_20_Link">Triangle A<text:tab/>15</text:a></text:p>
          <text:p text:style-name="P67"><text:a xlink:type="simple" xlink:href="#__RefHeading___Toc1659_4176519249" text:style-name="Index_20_Link" text:visited-style-name="Index_20_Link">Triangle B<text:tab/>15</text:a></text:p>
          <text:p text:style-name="P66"><text:a xlink:type="simple" xlink:href="#__RefHeading___Toc1661_4176519249" text:style-name="Index_20_Link" text:visited-style-name="Index_20_Link">Harmonious<text:tab/>15</text:a></text:p>
          <text:p text:style-name="P67"><text:a xlink:type="simple" xlink:href="#__RefHeading___Toc1663_4176519249" text:style-name="Index_20_Link" text:visited-style-name="Index_20_Link">Triangle A<text:tab/>15</text:a></text:p>
          <text:p text:style-name="P67"><text:a xlink:type="simple" xlink:href="#__RefHeading___Toc1665_4176519249" text:style-name="Index_20_Link" text:visited-style-name="Index_20_Link">Triangle B<text:tab/>15</text:a></text:p>
        </text:index-body>
      </text:table-of-content>
      <text:p text:style-name="P22"/>
      <table:table table:name="Tabelle2" table:style-name="Tabelle2">
        <table:table-column table:style-name="Tabelle2.A"/>
        <table:table-row table:style-name="TableLine2131953596400">
          <table:table-cell table:style-name="Tabelle2.A1" office:value-type="string">
            <text:h text:style-name="P72" text:outline-level="1"><text:bookmark-start text:name="__RefHeading___Toc369_3122853221"/><text:span text:style-name="T4">L</text:span><text:span text:style-name="T5">ens</text:span><text:span text:style-name="T4"> panel</text:span><text:bookmark-end text:name="__RefHeading___Toc369_3122853221"/></text:h>
          </table:table-cell>
        </table:table-row>
      </table:table>
      <text:p text:style-name="P29"><draw:frame draw:style-name="fr1" draw:name="Bild1" text:anchor-type="paragraph" svg:y="0.388cm" svg:width="5.151cm" svg:height="3.731cm" draw:z-index="0"><draw:image xlink:href="Pictures/1000020100000130000000DCB274766E2AC09C3F.png" xlink:type="simple" xlink:show="embed" xlink:actuate="onLoad" loext:mime-type="image/png"/></draw:frame></text:p>
      <text:p text:style-name="P29"/>
      <text:p text:style-name="P29"/>
      <text:p text:style-name="P29"/>
      <text:p text:style-name="P29"/>
      <text:h text:style-name="P78" text:outline-level="2"><draw:frame draw:style-name="fr1" draw:name="Bild2" text:anchor-type="paragraph" svg:y="0.388cm" svg:width="2.731cm" svg:height="1.739cm" draw:z-index="1"><draw:image xlink:href="Pictures/10000201000000A1000000678905BB78527652EA.png" xlink:type="simple" xlink:show="embed" xlink:actuate="onLoad" loext:mime-type="image/png"/></draw:frame><text:bookmark-start text:name="__RefHeading___Toc265_2510605857"/>Type<text:bookmark-end text:name="__RefHeading___Toc265_2510605857"/></text:h>
      <text:p text:style-name="P34">How to display the content in the camera view.</text:p>
      <text:p text:style-name="P31"/>
      <text:h text:style-name="Heading_20_3" text:outline-level="3"><draw:frame draw:style-name="fr1" draw:name="Bild3" text:anchor-type="paragraph" svg:y="0.388cm" svg:width="5.129cm" svg:height="1.61cm" draw:z-index="2"><draw:image xlink:href="Pictures/10000201000001300000005AB0D25F7D86C51F53.png" xlink:type="simple" xlink:show="embed" xlink:actuate="onLoad" loext:mime-type="image/png"/></draw:frame><text:bookmark-start text:name="__RefHeading___Toc267_2510605857"/>Perspective<text:bookmark-end text:name="__RefHeading___Toc267_2510605857"/></text:h>
      <text:p text:style-name="P34">Displays the content with perspectivic distortions.</text:p>
      <text:p text:style-name="P34"/>
      <text:h text:style-name="P59" text:outline-level="4"><draw:frame draw:style-name="fr1" draw:name="Bild4" text:anchor-type="paragraph" svg:y="0.388cm" svg:width="2.731cm" svg:height="1.371cm" draw:z-index="54"><draw:image xlink:href="Pictures/10000201000000A10000005186F3A1F831625635.png" xlink:type="simple" xlink:show="embed" xlink:actuate="onLoad" loext:mime-type="image/png"/></draw:frame><text:bookmark-start text:name="__RefHeading___Toc2026_2490258647"/>Lens Unit<text:bookmark-end text:name="__RefHeading___Toc2026_2490258647"/></text:h>
      <text:p text:style-name="P36">What lens unit to use. Millimeters or Field of View as an angle.</text:p>
      <text:h text:style-name="Heading_20_4" text:outline-level="4"><text:bookmark-start text:name="__RefHeading___Toc269_2510605857"/>Focal Length<text:bookmark-end text:name="__RefHeading___Toc269_2510605857"/></text:h>
      <text:p text:style-name="P30"><text:span text:style-name="T9">With Lens Unit Millimeters. </text:span>The focal length controls the amount of zoom, i.e. the amount of the scene which is visible all at once. Longer focal lengths result in a smaller <text:span text:style-name="T9">Field of View</text:span> (more zoom), while short focal lengths allow you to see more of the scene at once (larger F<text:span text:style-name="T9">ield of View</text:span>, less zoom).<text:span text:style-name="T9"> Focal length is adjusted in millimeters like in a real camera.</text:span></text:p>
      <text:h text:style-name="Heading_20_4" text:outline-level="4"><text:bookmark-start text:name="__RefHeading___Toc271_2510605857"/>Field of View<text:bookmark-end text:name="__RefHeading___Toc271_2510605857"/></text:h>
      <text:p text:style-name="P88">With Lens Unit Field of View. Field of View is adjusted in degrees. But has the same purpose than Focal Length. Smaller angle means small field of view more zoom. Higher angle means larger field of view and less zoom.</text:p>
      <text:h text:style-name="Heading_20_3" text:outline-level="3"><draw:frame draw:style-name="fr1" draw:name="Bild5" text:anchor-type="paragraph" svg:y="0.388cm" svg:width="5.129cm" svg:height="1.221cm" draw:z-index="3"><draw:image xlink:href="Pictures/100002010000012F000000489A981FC1F4D2C4B3.png" xlink:type="simple" xlink:show="embed" xlink:actuate="onLoad" loext:mime-type="image/png"/></draw:frame><text:bookmark-start text:name="__RefHeading___Toc275_2510605857"/>Orthographic<text:bookmark-end text:name="__RefHeading___Toc275_2510605857"/></text:h>
      <text:p text:style-name="P32">Displays the content in parallel projection.</text:p>
      <text:h text:style-name="Heading_20_4" text:outline-level="4"><text:bookmark-start text:name="__RefHeading___Toc277_2510605857"/>Orthographic Scale<text:bookmark-end text:name="__RefHeading___Toc277_2510605857"/></text:h>
      <text:p text:style-name="P32">The camera lens angle influences the zoom factor.</text:p>
      <text:h text:style-name="P80" text:outline-level="3"><draw:frame draw:style-name="fr1" draw:name="Bild6" text:anchor-type="paragraph" svg:y="0.388cm" svg:width="5.129cm" svg:height="1.57cm" draw:z-index="4"><draw:image xlink:href="Pictures/100002010000012F0000005DFD7F94C8B1D82204.png" xlink:type="simple" xlink:show="embed" xlink:actuate="onLoad" loext:mime-type="image/png"/></draw:frame><text:bookmark-start text:name="__RefHeading___Toc279_2510605857"/>Panoramic<text:bookmark-end text:name="__RefHeading___Toc279_2510605857"/></text:h>
      <text:p text:style-name="P32">Panoramic cameras just works with Cycles. Panoramic allows you to render equirectangular, fish eye and mirror ball images. Note that the result is not displayed in the viewport.</text:p>
      <text:h text:style-name="P59" text:outline-level="4"><draw:frame draw:style-name="fr1" draw:name="Bild7" text:anchor-type="paragraph" svg:y="0.388cm" svg:width="2.731cm" svg:height="1.371cm" draw:z-index="55"><draw:image xlink:href="Pictures/10000201000000A10000005186F3A1F831625635.png" xlink:type="simple" xlink:show="embed" xlink:actuate="onLoad" loext:mime-type="image/png"/></draw:frame><text:bookmark-start text:name="__RefHeading___Toc2028_2490258647"/><text:soft-page-break/>Lens Unit<text:bookmark-end text:name="__RefHeading___Toc2028_2490258647"/></text:h>
      <text:p text:style-name="P36">What lens unit to use. Millimeters or Field of View as an angle.</text:p>
      <text:h text:style-name="P56" text:outline-level="4"><text:bookmark-start text:name="__RefHeading___Toc281_2510605857"/>Focal Length<text:bookmark-end text:name="__RefHeading___Toc281_2510605857"/></text:h>
      <text:p text:style-name="P33"><text:span text:style-name="T9">With Lens Unit Millimeters. </text:span>The focal length controls the amount of zoom, i.e. the amount of the scene which is visible all at once. Longer focal lengths result in a smaller <text:span text:style-name="T9">Field of View</text:span> (more zoom), while short focal lengths allow you to see more of the scene at once (larger F<text:span text:style-name="T9">ield of View</text:span>, less zoom).<text:span text:style-name="T9"> Focal length is adjusted in millimeters like in a real camera.</text:span></text:p>
      <text:h text:style-name="P56" text:outline-level="4"><text:bookmark-start text:name="__RefHeading___Toc283_2510605857"/>Field of View<text:bookmark-end text:name="__RefHeading___Toc283_2510605857"/></text:h>
      <text:p text:style-name="P35">With Lens Unit Field of View. Field of View is adjusted in degrees. But has the same purpose than Focal Length. Smaller angle means small field of view more zoom. Higher angle means larger field of view and less zoom.</text:p>
      <text:h text:style-name="Heading_20_3" text:outline-level="3"><text:bookmark-start text:name="__RefHeading___Toc287_2510605857"/>Shift<text:span text:style-name="T10"> X / Y</text:span><text:bookmark-end text:name="__RefHeading___Toc287_2510605857"/></text:h>
      <text:p text:style-name="P30">Allows the adjustment of vanishing points. Vanishing points refer to the positions to which parallel lines converge. </text:p>
      <text:p text:style-name="P30">Note<text:span text:style-name="T10">! </text:span>Using lens shift is equivalent to rendering an image with a larger FOV and cropping it off-center.</text:p>
      <text:h text:style-name="Heading_20_3" text:outline-level="3"><text:bookmark-start text:name="__RefHeading___Toc289_2510605857"/>Clip <text:span text:style-name="T10">Near</text:span> and <text:span text:style-name="T10">Far</text:span><text:bookmark-end text:name="__RefHeading___Toc289_2510605857"/></text:h>
      <text:p text:style-name="P30"><text:span text:style-name="T10">The closest and farest distance in which the scene geometry gets displayed. </text:span>Any objects outside this range still influence the image indirectly<text:span text:style-name="T10">. F</text:span>urther light bounces are not clipped.<text:span text:style-name="T10"> But they are not displayed directly.</text:span></text:p>
      <text:p text:style-name="P30">Note<text:span text:style-name="T10">! </text:span>For viewport rendering, setting clipping distances to limited values is important to ensure sufficient rasterization precision. Ray tracing renders do not suffer from this issue so much, and as such more extreme values can safely be set.</text:p>
      <text:p text:style-name="P30">Tip<text:span text:style-name="T11">! </text:span>When Limits in the Viewport Display panel is enabled, the clip bounds will be visible as two yellow connected dots on the camera’s line of sight</text:p>
      <text:p text:style-name="P30"/>
      <table:table table:name="Tabelle1" table:style-name="Tabelle1">
        <table:table-column table:style-name="Tabelle1.A"/>
        <table:table-row table:style-name="TableLine2131953601264">
          <table:table-cell table:style-name="Tabelle1.A1" office:value-type="string">
            <text:h text:style-name="P73" text:outline-level="1"><text:bookmark-start text:name="__RefHeading___Toc357_1754894402"/><text:span text:style-name="T4">D</text:span><text:span text:style-name="T6">epth of Field</text:span><text:span text:style-name="T4"> panel</text:span><text:bookmark-end text:name="__RefHeading___Toc357_1754894402"/></text:h>
          </table:table-cell>
        </table:table-row>
      </table:table>
      <text:p text:style-name="P3"/>
      <text:p text:style-name="P3"><draw:frame draw:style-name="fr1" draw:name="Bild8" text:anchor-type="paragraph" svg:y="0.388cm" svg:width="5.151cm" svg:height="3.521cm" draw:z-index="5"><draw:image xlink:href="Pictures/1000020100000130000000D06195660AE8CBDB62.png" xlink:type="simple" xlink:show="embed" xlink:actuate="onLoad" loext:mime-type="image/png"/></draw:frame>Depth of Field<text:span text:style-name="T12"> is the distance between the nearest and farthest objects that are in an acceptable sharp focus in an image. Objects behind and in front of the focus point are blurred.</text:span></text:p>
      <text:p text:style-name="P3"/>
      <text:p text:style-name="P3">The area in focus is called the focal point<text:span text:style-name="T12">. It</text:span> can be set <text:span text:style-name="T12">by a</text:span> value, or by <text:span text:style-name="T12">choosing an object, and using the distance between the camera and the object.</text:span></text:p>
      <text:p text:style-name="P3"/>
      <text:p text:style-name="P3"/>
      <text:h text:style-name="Heading_20_2" text:outline-level="2"><draw:frame draw:style-name="fr1" draw:name="Bild9" text:anchor-type="paragraph" svg:y="0.388cm" svg:width="5.151cm" svg:height="1cm" draw:z-index="6"><draw:image xlink:href="Pictures/100002010000012F0000003B05EF7003889712B0.png" xlink:type="simple" xlink:show="embed" xlink:actuate="onLoad" loext:mime-type="image/png"/></draw:frame><text:bookmark-start text:name="__RefHeading___Toc359_1754894402"/>Focus <text:span text:style-name="T12">on </text:span>Object<text:bookmark-end text:name="__RefHeading___Toc359_1754894402"/></text:h>
      <text:p text:style-name="P6">Pick a focus object.</text:p>
      <text:p text:style-name="P3"/>
      <text:h text:style-name="Heading_20_3" text:outline-level="3"><text:bookmark-start text:name="__RefHeading___Toc361_1754894402"/><text:soft-page-break/>Foc<text:span text:style-name="T12">us</text:span> Distance<text:bookmark-end text:name="__RefHeading___Toc361_1754894402"/></text:h>
      <text:p text:style-name="P3"><text:span text:style-name="T12">T</text:span>he distance to the focal point when no Focus Object is specified. </text:p>
      <text:p text:style-name="P3"/>
      <text:p text:style-name="P4"><draw:frame draw:style-name="fr1" draw:name="Bild11" text:anchor-type="paragraph" svg:y="0.215cm" svg:width="1.736cm" svg:height="1.406cm" draw:z-index="7"><draw:image xlink:href="Pictures/10000201000000CD000000A6FECE4E9E49A2BF95.png" xlink:type="simple" xlink:show="embed" xlink:actuate="onLoad" loext:mime-type="image/png"/></draw:frame><draw:frame draw:style-name="fr3" draw:name="Bild12" text:anchor-type="paragraph" svg:x="11.275cm" svg:y="0.189cm" svg:width="5.181cm" svg:height="1.73cm" draw:z-index="8"><draw:image xlink:href="Pictures/1000020100000132000000663E60CFBB38B96A21.png" xlink:type="simple" xlink:show="embed" xlink:actuate="onLoad" loext:mime-type="image/png"/></draw:frame>To display the distance by a yellow cross turn on Limits in the Viewport Display panel.</text:p>
      <text:p text:style-name="P4"/>
      <text:h text:style-name="Heading_20_4" text:outline-level="4"><text:bookmark-start text:name="__RefHeading___Toc2030_2490258647"/>Eyedropper Depth<text:bookmark-end text:name="__RefHeading___Toc2030_2490258647"/></text:h>
      <text:p text:style-name="P84">Attention, crazy design! The Eyedropper Depth button is greyed out and remains not clickable, even when it hilights when you hover over the Focus Distance slider. It is just implemented to show the hotkey and how to call the eyedropper.</text:p>
      <text:p text:style-name="P27"/>
      <text:p text:style-name="P27"><text:span text:style-name="T13">You can call a Depth picker by hovering with the mouse over the Focus Distance property and pressing hotkey E. </text:span>Then click on a point in the 3D Viewport to sample the distance from that point to the camera.<text:span text:style-name="T31"> </text:span></text:p>
      <text:h text:style-name="Heading_20_2" text:outline-level="2"><draw:frame draw:style-name="fr1" draw:name="Bild13" text:anchor-type="paragraph" svg:y="0.995cm" svg:width="5.159cm" svg:height="2.15cm" draw:z-index="9"><draw:image xlink:href="Pictures/10000201000001310000007F79A0175F8C0B2AEB.png" xlink:type="simple" xlink:show="embed" xlink:actuate="onLoad" loext:mime-type="image/png"/></draw:frame><text:bookmark-start text:name="__RefHeading___Toc363_1754894402"/>Aperture<text:bookmark-end text:name="__RefHeading___Toc363_1754894402"/></text:h>
      <text:h text:style-name="Heading_20_3" text:outline-level="3"><text:bookmark-start text:name="__RefHeading___Toc365_1754894402"/>F-Stop<text:bookmark-end text:name="__RefHeading___Toc365_1754894402"/></text:h>
      <text:p text:style-name="P3"><text:span text:style-name="T14">D</text:span>efines the amount of blurring. Lower values give a strong depth of field effect.</text:p>
      <text:h text:style-name="Heading_20_3" text:outline-level="3"><text:bookmark-start text:name="__RefHeading___Toc367_1754894402"/>Blades<text:bookmark-end text:name="__RefHeading___Toc367_1754894402"/></text:h>
      <text:p text:style-name="P3">Total number of polygonal blades used to alter the shape of the blurred objects in the render, and render preview. As with the viewport, the minimum amount of blades to enable the bokeh effect is 3, resulting in a triangular-shaped blur.</text:p>
      <text:h text:style-name="Heading_20_3" text:outline-level="3"><text:bookmark-start text:name="__RefHeading___Toc369_1754894402"/>Rotation<text:bookmark-end text:name="__RefHeading___Toc369_1754894402"/></text:h>
      <text:p text:style-name="P3">Rotate the polygonal blades along the facing axis, and will rotate in a clockwise, and counter-clockwise fashion.</text:p>
      <text:h text:style-name="Heading_20_3" text:outline-level="3"><text:bookmark-start text:name="__RefHeading___Toc371_1754894402"/>Ratio<text:bookmark-end text:name="__RefHeading___Toc371_1754894402"/></text:h>
      <text:p text:style-name="P3">Change the amount of distortion to simulate the anamorphic bokeh effect. A setting of 1.0 shows no distortion, where a number below 1.0 will cause a horizontal distortion, and a higher number will cause a vertical distortion.</text:p>
      <text:p text:style-name="P3"/>
      <text:p text:style-name="P5"/>
      <table:table table:name="Tabelle3" table:style-name="Tabelle3">
        <table:table-column table:style-name="Tabelle3.A"/>
        <table:table-row table:style-name="TableLine2131953603568">
          <table:table-cell table:style-name="Tabelle3.A1" office:value-type="string">
            <text:h text:style-name="P74" text:outline-level="1"><text:bookmark-start text:name="__RefHeading___Toc373_1754894402"/><text:span text:style-name="T4">C</text:span><text:span text:style-name="T7">amera</text:span><text:span text:style-name="T4"> panel</text:span><text:bookmark-end text:name="__RefHeading___Toc373_1754894402"/></text:h>
          </table:table-cell>
        </table:table-row>
      </table:table>
      <text:p text:style-name="P5"/>
      <text:p text:style-name="P5"><draw:frame draw:style-name="fr1" draw:name="Bild14" text:anchor-type="paragraph" svg:y="0.076cm" svg:width="5.151cm" svg:height="1.349cm" draw:z-index="10"><draw:image xlink:href="Pictures/100002010000013000000050FB2191D71846FB2D.png" xlink:type="simple" xlink:show="embed" xlink:actuate="onLoad" loext:mime-type="image/png"/></draw:frame></text:p>
      <text:p text:style-name="P5"/>
      <text:h text:style-name="Heading_20_2" text:outline-level="2"><text:bookmark-start text:name="__RefHeading___Toc385_1754894402"/>Presets<text:bookmark-end text:name="__RefHeading___Toc385_1754894402"/></text:h>
      <text:p text:style-name="P37"><draw:frame draw:style-name="fr1" draw:name="Bild15" text:anchor-type="paragraph" svg:y="0.076cm" svg:width="3.709cm" svg:height="1.829cm" draw:z-index="11"><draw:image xlink:href="Pictures/10000201000000DB0000006C382E6322BC97CA3E.png" xlink:type="simple" xlink:show="embed" xlink:actuate="onLoad" loext:mime-type="image/png"/></draw:frame>Camera presets. To add a new preset enter a name and click the + button. To remove a preset click at the minus button besides the name.</text:p>
      <text:h text:style-name="Heading_20_2" text:outline-level="2"><text:bookmark-start text:name="__RefHeading___Toc387_1754894402"/>Sensor Fit<text:bookmark-end text:name="__RefHeading___Toc387_1754894402"/></text:h>
      <text:p text:style-name="P11">The method to fit image and field of view angle inside the sensor.</text:p>
      <text:h text:style-name="Heading_20_3" text:outline-level="3"><text:bookmark-start text:name="__RefHeading___Toc389_1754894402"/><text:soft-page-break/>Auto<text:bookmark-end text:name="__RefHeading___Toc389_1754894402"/></text:h>
      <text:p text:style-name="P38"><draw:frame draw:style-name="fr1" draw:name="Bild16" text:anchor-type="paragraph" svg:y="0.076cm" svg:width="5.159cm" svg:height="0.96cm" draw:z-index="12"><draw:image xlink:href="Pictures/10000201000001310000003932EF6EA1A5E7560E.png" xlink:type="simple" xlink:show="embed" xlink:actuate="onLoad" loext:mime-type="image/png"/></draw:frame>Fit to the sensor width or height depending on image resolution.</text:p>
      <text:h text:style-name="Heading_20_4" text:outline-level="4"><text:bookmark-start text:name="__RefHeading___Toc391_1754894402"/>Size<text:bookmark-end text:name="__RefHeading___Toc391_1754894402"/></text:h>
      <text:p text:style-name="P38">The focal length.</text:p>
      <text:h text:style-name="Heading_20_3" text:outline-level="3"><text:bookmark-start text:name="__RefHeading___Toc393_1754894402"/>Horizontal<text:bookmark-end text:name="__RefHeading___Toc393_1754894402"/></text:h>
      <text:p text:style-name="P38"><draw:frame draw:style-name="fr1" draw:name="Bild17" text:anchor-type="paragraph" svg:y="0.076cm" svg:width="5.129cm" svg:height="1.39cm" draw:z-index="13"><draw:image xlink:href="Pictures/100002010000012F000000523AB21A67A601E821.png" xlink:type="simple" xlink:show="embed" xlink:actuate="onLoad" loext:mime-type="image/png"/></draw:frame>Fit to the sensor width. Height cannot be modified.</text:p>
      <text:h text:style-name="Heading_20_4" text:outline-level="4"><text:bookmark-start text:name="__RefHeading___Toc395_1754894402"/>Width<text:bookmark-end text:name="__RefHeading___Toc395_1754894402"/></text:h>
      <text:p text:style-name="P38">The focal width.</text:p>
      <text:h text:style-name="Heading_20_3" text:outline-level="3"><text:bookmark-start text:name="__RefHeading___Toc397_1754894402"/>Vertical<text:bookmark-end text:name="__RefHeading___Toc397_1754894402"/></text:h>
      <text:p text:style-name="P38"><draw:frame draw:style-name="fr1" draw:name="Bild18" text:anchor-type="paragraph" svg:y="0.076cm" svg:width="5.151cm" svg:height="1.341cm" draw:z-index="14"><draw:image xlink:href="Pictures/10000201000001300000004FBCA05666BCC93B4A.png" xlink:type="simple" xlink:show="embed" xlink:actuate="onLoad" loext:mime-type="image/png"/></draw:frame>Fit to the sensor height. Width cannot be modified.</text:p>
      <text:h text:style-name="Heading_20_4" text:outline-level="4"><text:bookmark-start text:name="__RefHeading___Toc399_1754894402"/>Height<text:bookmark-end text:name="__RefHeading___Toc399_1754894402"/></text:h>
      <text:p text:style-name="P38">The focal height.</text:p>
      <text:p text:style-name="P39"/>
      <table:table table:name="Tabelle4" table:style-name="Tabelle4">
        <table:table-column table:style-name="Tabelle4.A"/>
        <table:table-row table:style-name="TableLine2131953614576">
          <table:table-cell table:style-name="Tabelle4.A1" office:value-type="string">
            <text:h text:style-name="P75" text:outline-level="1"><text:bookmark-start text:name="__RefHeading___Toc401_1754894402"/><text:span text:style-name="T4">S</text:span><text:span text:style-name="T8">ave Areas</text:span><text:span text:style-name="T4"> panel</text:span><text:bookmark-end text:name="__RefHeading___Toc401_1754894402"/></text:h>
          </table:table-cell>
        </table:table-row>
      </table:table>
      <text:p text:style-name="P7"/>
      <text:p text:style-name="P12"><draw:frame draw:style-name="fr1" draw:name="Bild19" text:anchor-type="paragraph" svg:y="0.116cm" svg:width="5.159cm" svg:height="2.469cm" draw:z-index="15"><draw:image xlink:href="Pictures/1000020100000131000000924CDB39477D28A924.png" xlink:type="simple" xlink:show="embed" xlink:actuate="onLoad" loext:mime-type="image/png"/></draw:frame><text:span text:style-name="T15">Modern LCD or plasma monitors usually doesn't have over scan areas anymore. But especially older TV</text:span> screens <text:span text:style-name="T15">still may </text:span>have varying amounts of over scan.<text:span text:style-name="T15"> And cuts quite a bit content away at the border</text:span>. <text:span text:style-name="T15">And so not all content is shown at all monitors. Safe areas is the area that is always visible at all hardware.</text:span></text:p>
      <text:p text:style-name="P12"/>
      <text:p text:style-name="P12"><draw:frame draw:style-name="fr1" draw:name="Bild20" text:anchor-type="paragraph" svg:y="0.116cm" svg:width="3.03cm" svg:height="2.131cm" draw:z-index="16"><draw:image xlink:href="Pictures/10000201000000B30000007EEEF4BC595418BC30.png" xlink:type="simple" xlink:show="embed" xlink:actuate="onLoad" loext:mime-type="image/png"/></draw:frame>Safe areas are guides to ensure that the most important parts of the content can be seen across all screens.<text:span text:style-name="T15"> The lines are unfortunately a bit hard to see when you are in camera view. They mark the safe areas.</text:span></text:p>
      <text:p text:style-name="P5"/>
      <text:p text:style-name="P5"><text:span text:style-name="T15">S</text:span>afe areas can be set from the Camera and Sequencer views.</text:p>
      <text:p text:style-name="P5"/>
      <text:p text:style-name="P13">Tip<text:span text:style-name="T16">! </text:span>Each country sets a legal standard for broadcasting. These include<text:span text:style-name="T16"> also </text:span>specific values for safe areas. <text:span text:style-name="T16">Bforartists</text:span> defaults for safe areas follow the EBU (European Union) standard. Make sure you are using the correct values when working for broadcast to avoid any trouble.</text:p>
      <text:h text:style-name="Heading_20_2" text:outline-level="2"><draw:frame draw:style-name="fr1" draw:name="Bild21" text:anchor-type="paragraph" svg:y="0.94cm" svg:width="3.769cm" svg:height="2.491cm" draw:z-index="17"><draw:image xlink:href="Pictures/10000201000000DF00000093C566084B52254976.png" xlink:type="simple" xlink:show="embed" xlink:actuate="onLoad" loext:mime-type="image/png"/></draw:frame><text:bookmark-start text:name="__RefHeading___Toc1331_4176519249"/>Presets<text:bookmark-end text:name="__RefHeading___Toc1331_4176519249"/></text:h>
      <text:p text:style-name="P41">Safe areas presets. To add a preset enter a name and click at the plus button. To remove a preset click at the minus button besides the preset name.</text:p>
      <text:h text:style-name="Heading_20_2" text:outline-level="2"><text:bookmark-start text:name="__RefHeading___Toc1333_4176519249"/>Title Safe Margins X/Y<text:bookmark-end text:name="__RefHeading___Toc1333_4176519249"/></text:h>
      <text:p text:style-name="P5">Also known as Graphics Safe. <text:span text:style-name="T16">I</text:span>nformation (graphics or text) inside this area can be seen by the majority of viewers.</text:p>
      <text:h text:style-name="Heading_20_2" text:outline-level="2"><text:bookmark-start text:name="__RefHeading___Toc1335_4176519249"/><text:soft-page-break/>Action Safe Margins X/Y<text:bookmark-end text:name="__RefHeading___Toc1335_4176519249"/></text:h>
      <text:p text:style-name="P5"><text:span text:style-name="T16">An extra </text:span>“margin” for the screen<text:span text:style-name="T16">,</text:span> which can be used to keep elements from piling up against the edges.</text:p>
      <text:h text:style-name="Heading_20_2" text:outline-level="2"><draw:frame draw:style-name="fr1" draw:name="Bild22" text:anchor-type="paragraph" svg:y="0.94cm" svg:width="5.151cm" svg:height="2.101cm" draw:z-index="18"><draw:image xlink:href="Pictures/10000201000001300000007CCA6BAE48FCE846D8.png" xlink:type="simple" xlink:show="embed" xlink:actuate="onLoad" loext:mime-type="image/png"/></draw:frame><text:bookmark-start text:name="__RefHeading___Toc1337_4176519249"/>Center-Cut Safe Areas<text:bookmark-end text:name="__RefHeading___Toc1337_4176519249"/></text:h>
      <text:p text:style-name="P5">Center-cuts are a second set of safe areas to ensure content is seen correctly on screens with a different aspect ratio. Old TV sets receiving 16:9 or 21:9 video will cut off the sides. Position content inside the center-cut areas to make sure the most important elements of your composition can still be visible in these screens.</text:p>
      <text:h text:style-name="Heading_20_3" text:outline-level="3"><text:bookmark-start text:name="__RefHeading___Toc1339_4176519249"/><text:span text:style-name="T17">Center </text:span>Title Safe Margins X/Y<text:bookmark-end text:name="__RefHeading___Toc1339_4176519249"/></text:h>
      <text:p text:style-name="P14"><text:span text:style-name="T16">I</text:span>nformation (graphics or text) inside this area can be seen by the majority of viewers.</text:p>
      <text:h text:style-name="Heading_20_3" text:outline-level="3"><text:bookmark-start text:name="__RefHeading___Toc1341_4176519249"/><text:span text:style-name="T17">Center </text:span>Action Safe Margins X/Y<text:bookmark-end text:name="__RefHeading___Toc1341_4176519249"/></text:h>
      <text:p text:style-name="P14"><text:span text:style-name="T16">An extra </text:span>“margin” for the screen<text:span text:style-name="T16">,</text:span> which can be used to keep elements from piling up against the edges.</text:p>
      <text:p text:style-name="P14"/>
      <text:p text:style-name="P8"/>
      <table:table table:name="Tabelle6" table:style-name="Tabelle6">
        <table:table-column table:style-name="Tabelle6.A"/>
        <table:table-row table:style-name="TableLine2131953615600">
          <table:table-cell table:style-name="Tabelle6.A1" office:value-type="string">
            <text:h text:style-name="P76" text:outline-level="1"><text:bookmark-start text:name="__RefHeading___Toc405_1754894402"/><text:span text:style-name="T8">Background Images</text:span><text:span text:style-name="T4"> panel</text:span><text:bookmark-end text:name="__RefHeading___Toc405_1754894402"/></text:h>
          </table:table-cell>
        </table:table-row>
      </table:table>
      <text:p text:style-name="P8"/>
      <text:p text:style-name="P15"><draw:frame draw:style-name="fr3" draw:name="Bild23" text:anchor-type="paragraph" svg:x="13.418cm" svg:y="0.058cm" svg:width="5.159cm" svg:height="1.02cm" draw:z-index="19"><draw:image xlink:href="Pictures/10000201000001310000003CF7C8BF7C19DAD5D3.png" xlink:type="simple" xlink:show="embed" xlink:actuate="onLoad" loext:mime-type="image/png"/></draw:frame>Add a background image or movie to the camera.</text:p>
      <text:p text:style-name="P15"/>
      <text:p text:style-name="P15"><draw:frame draw:style-name="fr3" draw:name="Bild24" text:anchor-type="paragraph" svg:x="13.404cm" svg:y="0.367cm" svg:width="5.129cm" svg:height="1.619cm" draw:z-index="20"><draw:image xlink:href="Pictures/100002010000012F00000060521B7C4EE77BE1EA.png" xlink:type="simple" xlink:show="embed" xlink:actuate="onLoad" loext:mime-type="image/png"/></draw:frame>You can add more than one image <text:span text:style-name="T19">or movie. The content can be offset and the opacity can be changed.</text:span></text:p>
      <text:p text:style-name="P15"/>
      <text:p text:style-name="P17">Note that an image that is added here does not render. It just displays in the viewport background. </text:p>
      <text:p text:style-name="P17"/>
      <text:p text:style-name="P17">To render the background image too you need to add it in a compositing step. Or in the Shading tab add the image in the World shader<text:span text:style-name="T20">. U</text:span>se Window as the mapping vector.</text:p>
      <text:p text:style-name="P16"/>
      <text:p text:style-name="P16"><draw:frame draw:style-name="fr6" draw:name="Bild25" text:anchor-type="paragraph" svg:y="0.183cm" svg:width="12.539cm" svg:height="4.77cm" draw:z-index="21"><draw:image xlink:href="Pictures/10000201000002E50000011A3D29C43F7F8BFF8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start text:name="__RefHeading___Toc1343_4176519249"/>Background Image<text:span text:style-name="T19"> panel</text:span><text:bookmark-end text:name="__RefHeading___Toc1343_4176519249"/></text:h>
      <text:h text:style-name="Heading_20_3" text:outline-level="3"><text:bookmark-start text:name="__RefHeading___Toc1345_4176519249"/>Header<text:bookmark-end text:name="__RefHeading___Toc1345_4176519249"/></text:h>
      <text:h text:style-name="Heading_20_4" text:outline-level="4"><text:bookmark-start text:name="__RefHeading___Toc1347_4176519249"/>Triangle button<text:bookmark-end text:name="__RefHeading___Toc1347_4176519249"/></text:h>
      <text:p text:style-name="P40">Expand or collapse the panel. </text:p>
      <text:h text:style-name="Heading_20_3" text:outline-level="3"><text:bookmark-start text:name="__RefHeading___Toc1349_4176519249"/><text:soft-page-break/>Image / Movie name<text:bookmark-end text:name="__RefHeading___Toc1349_4176519249"/></text:h>
      <text:p text:style-name="P40">The name of the loaded movie or image. When there is no image loaded then the text is Not Set.</text:p>
      <text:h text:style-name="Heading_20_3" text:outline-level="3"><text:bookmark-start text:name="__RefHeading___Toc1351_4176519249"/>Show Background Image<text:bookmark-end text:name="__RefHeading___Toc1351_4176519249"/></text:h>
      <text:p text:style-name="P42">Display the image in the viewport when you are in camera view.</text:p>
      <text:h text:style-name="Heading_20_3" text:outline-level="3"><text:bookmark-start text:name="__RefHeading___Toc1353_4176519249"/>Remove Background Image<text:bookmark-end text:name="__RefHeading___Toc1353_4176519249"/></text:h>
      <text:p text:style-name="P42">Remove the background image.</text:p>
      <text:h text:style-name="Heading_20_3" text:outline-level="3"><text:bookmark-start text:name="__RefHeading___Toc1355_4176519249"/>Background Source<text:bookmark-end text:name="__RefHeading___Toc1355_4176519249"/></text:h>
      <text:p text:style-name="P10"><text:span text:style-name="T20">What type to display. </text:span>I<text:span text:style-name="T18">mage or Movie.</text:span></text:p>
      <text:h text:style-name="Heading_20_4" text:outline-level="4"><draw:frame draw:style-name="fr1" draw:name="Bild27" text:anchor-type="paragraph" svg:y="0.108cm" svg:width="4.86cm" svg:height="2.949cm" draw:z-index="23"><draw:image xlink:href="Pictures/100002010000011F000000AED07FC524C16080FE.png" xlink:type="simple" xlink:show="embed" xlink:actuate="onLoad" loext:mime-type="image/png"/></draw:frame><text:bookmark-start text:name="__RefHeading___Toc1357_4176519249"/>Image<text:bookmark-end text:name="__RefHeading___Toc1357_4176519249"/></text:h>
      <text:p text:style-name="Text_20_body"/>
      <text:p text:style-name="Text_20_body"/>
      <text:p text:style-name="Text_20_body"/>
      <text:h text:style-name="Heading_20_5" text:outline-level="5"><draw:frame draw:style-name="fr3" draw:name="Bild28" text:anchor-type="paragraph" svg:x="13.94cm" svg:y="0.101cm" svg:width="4.761cm" svg:height="1.461cm" draw:z-index="24"><draw:image xlink:href="Pictures/100002010000011900000056EA18BAF8E33647D3.png" xlink:type="simple" xlink:show="embed" xlink:actuate="onLoad" loext:mime-type="image/png"/></draw:frame><text:bookmark-start text:name="__RefHeading___Toc1359_4176519249"/>Image Property<text:bookmark-end text:name="__RefHeading___Toc1359_4176519249"/></text:h>
      <text:h text:style-name="Heading_20_5" text:outline-level="5"><text:bookmark-start text:name="__RefHeading___Toc1361_4176519249"/>Image B<text:span text:style-name="T22">r</text:span>owser<text:bookmark-end text:name="__RefHeading___Toc1361_4176519249"/></text:h>
      <text:p text:style-name="P48">Browse the available images.</text:p>
      <text:h text:style-name="Heading_20_6" text:outline-level="6"><text:bookmark-start text:name="__RefHeading___Toc1363_4176519249"/>Image name<text:bookmark-end text:name="__RefHeading___Toc1363_4176519249"/></text:h>
      <text:p text:style-name="P48">The name of the image.</text:p>
      <text:h text:style-name="Heading_20_6" text:outline-level="6"><text:bookmark-start text:name="__RefHeading___Toc1365_4176519249"/>Number of Users<text:bookmark-end text:name="__RefHeading___Toc1365_4176519249"/></text:h>
      <text:p text:style-name="P48">The number of users for this image.</text:p>
      <text:h text:style-name="Heading_20_6" text:outline-level="6"><text:bookmark-start text:name="__RefHeading___Toc1367_4176519249"/>Fake User<text:bookmark-end text:name="__RefHeading___Toc1367_4176519249"/></text:h>
      <text:p text:style-name="P48">Keep this image in the scene even if it has no users.</text:p>
      <text:h text:style-name="Heading_20_6" text:outline-level="6"><text:bookmark-start text:name="__RefHeading___Toc1369_4176519249"/>Open Image<text:bookmark-end text:name="__RefHeading___Toc1369_4176519249"/></text:h>
      <text:p text:style-name="P48">Opens a file browser where you can load an image.</text:p>
      <text:h text:style-name="Heading_20_6" text:outline-level="6"><text:bookmark-start text:name="__RefHeading___Toc1371_4176519249"/>Remove<text:bookmark-end text:name="__RefHeading___Toc1371_4176519249"/></text:h>
      <text:p text:style-name="P48">Removes this image as the active image. Note that the image is still available in the image browser.</text:p>
      <text:p text:style-name="P60"/>
      <text:h text:style-name="Heading_20_5" text:outline-level="5"><draw:frame draw:style-name="fr1" draw:name="Bild29" text:anchor-type="paragraph" svg:y="0.007cm" svg:width="4.881cm" svg:height="1.101cm" draw:z-index="25"><draw:image xlink:href="Pictures/100002010000012000000041A698624795E718C2.png" xlink:type="simple" xlink:show="embed" xlink:actuate="onLoad" loext:mime-type="image/png"/></draw:frame><text:bookmark-start text:name="__RefHeading___Toc9395_35406635531"/>Source Type Single Image<text:bookmark-end text:name="__RefHeading___Toc9395_35406635531"/></text:h>
      <text:h text:style-name="Heading_20_6" text:outline-level="6"><text:bookmark-start text:name="__RefHeading___Toc64491_23892641771"/>Path edit box<text:bookmark-end text:name="__RefHeading___Toc64491_23892641771"/></text:h>
      <text:h text:style-name="Heading_20_7" text:outline-level="7"><text:bookmark-start text:name="__RefHeading___Toc64493_23892641771"/>Pack<text:bookmark-end text:name="__RefHeading___Toc64493_23892641771"/></text:h>
      <text:p text:style-name="P44">With this button you can pack the movie<text:span text:style-name="T24"> or the image sequence</text:span> into the blend file. It gets packed when you save the blend file the next time.</text:p>
      <text:h text:style-name="Heading_20_7" text:outline-level="7"><text:bookmark-start text:name="__RefHeading___Toc64495_23892641771"/><text:soft-page-break/>Path edit box<text:bookmark-end text:name="__RefHeading___Toc64495_23892641771"/></text:h>
      <text:p text:style-name="P44">See and edit the path to your movie or<text:span text:style-name="T24"> image sequence files</text:span>.</text:p>
      <text:h text:style-name="Heading_20_7" text:outline-level="7"><text:bookmark-start text:name="__RefHeading___Toc64497_23892641771"/>Open<text:bookmark-end text:name="__RefHeading___Toc64497_23892641771"/></text:h>
      <text:p text:style-name="P44">Open a new movie <text:span text:style-name="T24">or image sequence files</text:span>. A file dialog will appear.</text:p>
      <text:h text:style-name="Heading_20_7" text:outline-level="7"><text:bookmark-start text:name="__RefHeading___Toc64499_23892641771"/>Refresh<text:bookmark-end text:name="__RefHeading___Toc64499_23892641771"/></text:h>
      <text:p text:style-name="P47">Reread the movie or image sequence files.</text:p>
      <text:p text:style-name="P61"/>
      <text:h text:style-name="P81" text:outline-level="3"><text:bookmark-start text:name="__RefHeading___Toc502_3540663553"/><text:span text:style-name="T23">Source Type </text:span>Movie<text:span text:style-name="T24"> + Image Sequence</text:span><text:bookmark-end text:name="__RefHeading___Toc502_3540663553"/></text:h>
      <text:p text:style-name="P52"><draw:frame draw:style-name="fr2" draw:name="Bild191" text:anchor-type="paragraph" svg:width="4.86cm" svg:height="2.91cm" draw:z-index="27"><draw:image xlink:href="Pictures/100002010000011F000000AC4E2A9F56E445F09A.png" xlink:type="simple" xlink:show="embed" xlink:actuate="onLoad" loext:mime-type="image/png"/></draw:frame><draw:frame draw:style-name="fr2" draw:name="Bild30" text:anchor-type="paragraph" svg:width="4.86cm" svg:height="2.889cm" draw:z-index="29"><draw:image xlink:href="Pictures/100002010000011F000000ABAD3ED7B2C0D94408.png" xlink:type="simple" xlink:show="embed" xlink:actuate="onLoad" loext:mime-type="image/png"/></draw:frame></text:p>
      <text:p text:style-name="P52"/>
      <text:p text:style-name="P52"/>
      <text:p text:style-name="P52"/>
      <text:p text:style-name="P52"/>
      <text:p text:style-name="P52"/>
      <text:h text:style-name="P57" text:outline-level="4"><draw:frame draw:style-name="fr3" draw:name="Bild192" text:anchor-type="paragraph" svg:x="15.159cm" svg:y="0.325cm" svg:width="3.56cm" svg:height="0.58cm" draw:z-index="28"><draw:image xlink:href="Pictures/10000201000000CA00000021EEDE1433FA906D5B.png" xlink:type="simple" xlink:show="embed" xlink:actuate="onLoad" loext:mime-type="image/png"/></draw:frame><text:bookmark-start text:name="__RefHeading___Toc64449_2389264177"/>Path edit box<text:bookmark-end text:name="__RefHeading___Toc64449_2389264177"/></text:h>
      <text:h text:style-name="P83" text:outline-level="5"><text:bookmark-start text:name="__RefHeading___Toc64451_2389264177"/>Pack<text:bookmark-end text:name="__RefHeading___Toc64451_2389264177"/></text:h>
      <text:p text:style-name="P45">With this button you can pack the movie<text:span text:style-name="T24"> or the image sequence</text:span> into the blend file. It gets packed when you save the blend file the next time.</text:p>
      <text:h text:style-name="P83" text:outline-level="5"><text:bookmark-start text:name="__RefHeading___Toc64453_2389264177"/>Path edit box<text:bookmark-end text:name="__RefHeading___Toc64453_2389264177"/></text:h>
      <text:p text:style-name="P45">See and edit the path to your movie or<text:span text:style-name="T24"> image sequence files</text:span>.</text:p>
      <text:h text:style-name="P83" text:outline-level="5"><text:bookmark-start text:name="__RefHeading___Toc64455_2389264177"/>Open<text:bookmark-end text:name="__RefHeading___Toc64455_2389264177"/></text:h>
      <text:p text:style-name="P45">Open a new movie <text:span text:style-name="T24">or image sequence files</text:span>. A file dialog will appear.</text:p>
      <text:h text:style-name="P83" text:outline-level="5"><text:bookmark-start text:name="__RefHeading___Toc64457_2389264177"/>Refresh<text:bookmark-end text:name="__RefHeading___Toc64457_2389264177"/></text:h>
      <text:p text:style-name="P45">Reread the movie <text:span text:style-name="T24">or image sequence files</text:span>.</text:p>
      <text:p text:style-name="P61"/>
      <text:h text:style-name="P57" text:outline-level="4"><text:bookmark-start text:name="__RefHeading___Toc9381_3540663553"/>Frames<text:bookmark-end text:name="__RefHeading___Toc9381_3540663553"/></text:h>
      <text:p text:style-name="P49">The number of frames of the movie or image sequence.</text:p>
      <text:h text:style-name="P57" text:outline-level="4"><text:bookmark-start text:name="__RefHeading___Toc9385_3540663553"/>Start<text:bookmark-end text:name="__RefHeading___Toc9385_3540663553"/></text:h>
      <text:p text:style-name="P49">The start frame of the <text:span text:style-name="T25">movie or image sequence</text:span></text:p>
      <text:h text:style-name="P57" text:outline-level="4"><text:bookmark-start text:name="__RefHeading___Toc9387_3540663553"/>Offset<text:bookmark-end text:name="__RefHeading___Toc9387_3540663553"/></text:h>
      <text:p text:style-name="P50">Offset the number of the frame to use in the animation. -1 means off.</text:p>
      <text:h text:style-name="P57" text:outline-level="4"><text:bookmark-start text:name="__RefHeading___Toc9389_3540663553"/><text:soft-page-break/>Cyclic<text:bookmark-end text:name="__RefHeading___Toc9389_3540663553"/></text:h>
      <text:p text:style-name="P51">Cycle the images in the movie.</text:p>
      <text:h text:style-name="P57" text:outline-level="4"><text:bookmark-start text:name="__RefHeading___Toc9391_3540663553"/>Auto Refresh<text:bookmark-end text:name="__RefHeading___Toc9391_3540663553"/></text:h>
      <text:p text:style-name="P51">Always refresh image on frame changes<text:span text:style-name="T25">.</text:span></text:p>
      <text:p text:style-name="P61"/>
      <text:h text:style-name="P81" text:outline-level="3"><draw:frame draw:style-name="fr1" draw:name="Bild32" text:anchor-type="paragraph" svg:y="0.058cm" svg:width="4.881cm" svg:height="3.3cm" draw:z-index="33"><draw:image xlink:href="Pictures/1000020100000120000000C3389741F5B58FF849.png" xlink:type="simple" xlink:show="embed" xlink:actuate="onLoad" loext:mime-type="image/png"/></draw:frame><text:bookmark-start text:name="__RefHeading___Toc1661_2960915280"/>Source Type Generated<text:bookmark-end text:name="__RefHeading___Toc1661_2960915280"/></text:h>
      <text:h text:style-name="P57" text:outline-level="4"><text:bookmark-start text:name="__RefHeading___Toc496_3540663553"/>X / Y<text:bookmark-end text:name="__RefHeading___Toc496_3540663553"/></text:h>
      <text:p text:style-name="P45">The image width and height.</text:p>
      <text:h text:style-name="P57" text:outline-level="4"><text:bookmark-start text:name="__RefHeading___Toc64437_2389264177"/>Float Buffer<text:bookmark-end text:name="__RefHeading___Toc64437_2389264177"/></text:h>
      <text:p text:style-name="P45">Use a floating point buffer. 8 Bit images uses integers. 32 Bit works with floats.</text:p>
      <text:p text:style-name="P61"/>
      <text:h text:style-name="P83" text:outline-level="5"><draw:frame draw:style-name="fr1" draw:name="Bild188" text:anchor-type="paragraph" svg:y="0.233cm" svg:width="2.431cm" svg:height="2.469cm" draw:z-index="30"><draw:image xlink:href="Pictures/100002010000008A0000008C788807D561DD82CE.png" xlink:type="simple" xlink:show="embed" xlink:actuate="onLoad" loext:mime-type="image/png"/></draw:frame><text:bookmark-start text:name="__RefHeading___Toc64439_2389264177"/>Generated Type Blank<text:bookmark-end text:name="__RefHeading___Toc64439_2389264177"/></text:h>
      <text:p text:style-name="P45">This type displays an image with one blank color</text:p>
      <text:h text:style-name="P83" text:outline-level="5"><text:bookmark-start text:name="__RefHeading___Toc64441_2389264177"/>Color<text:bookmark-end text:name="__RefHeading___Toc64441_2389264177"/></text:h>
      <text:p text:style-name="P45">The color of the blank image.</text:p>
      <text:p text:style-name="P61"/>
      <text:h text:style-name="P83" text:outline-level="5"><draw:frame draw:style-name="fr2" draw:name="Bild189" text:anchor-type="paragraph" svg:width="2.379cm" svg:height="2.36cm" draw:z-index="31"><draw:image xlink:href="Pictures/100002010000008700000086C5454326FE66D49D.png" xlink:type="simple" xlink:show="embed" xlink:actuate="onLoad" loext:mime-type="image/png"/></draw:frame><text:bookmark-start text:name="__RefHeading___Toc64443_2389264177"/>Generated Type UV Grid<text:bookmark-end text:name="__RefHeading___Toc64443_2389264177"/></text:h>
      <text:p text:style-name="P45">This type displays a with a black and white checker texture but colored dots. </text:p>
      <text:p text:style-name="P53"/>
      <text:p text:style-name="P45"/>
      <text:p text:style-name="P61"/>
      <text:h text:style-name="P83" text:outline-level="5"><draw:frame draw:style-name="fr3" draw:name="Bild190" text:anchor-type="paragraph" svg:x="16.321cm" svg:y="-0.141cm" svg:width="2.379cm" svg:height="2.36cm" draw:z-index="32"><draw:image xlink:href="Pictures/100002010000008700000086403548927D48BF38.png" xlink:type="simple" xlink:show="embed" xlink:actuate="onLoad" loext:mime-type="image/png"/></draw:frame><text:bookmark-start text:name="__RefHeading___Toc64445_2389264177"/>Generated Type Color Grid<text:bookmark-end text:name="__RefHeading___Toc64445_2389264177"/></text:h>
      <text:p text:style-name="P45">This type displays a with a colored checker texture with numbers. </text:p>
      <text:p text:style-name="P45"/>
      <text:p text:style-name="P62"/>
      <text:h text:style-name="P81" text:outline-level="3"><text:bookmark-start text:name="__RefHeading___Toc1373_4176519249"/>Source Type UDIM Tile<text:bookmark-end text:name="__RefHeading___Toc1373_4176519249"/></text:h>
      <text:p text:style-name="P52"><draw:frame draw:style-name="fr1" draw:name="Bild33" text:anchor-type="paragraph" svg:y="0.189cm" svg:width="4.84cm" svg:height="1.03cm" draw:z-index="34"><draw:image xlink:href="Pictures/100002010000011E0000003D4A47876BF93571A8.png" xlink:type="simple" xlink:show="embed" xlink:actuate="onLoad" loext:mime-type="image/png"/></draw:frame>UDIM tiles is a way to deal with several textures in different resolution as one texture. Other software like Substance Painter also works with UDIM textures.</text:p>
      <text:p text:style-name="P54">Note that you need to have a fitting numbers of UDIM tiles in the UDIM tiles panel. Or not all UDIM textures will be loaded.<text:span text:style-name="T27"> Which is impossible to set up from here. UDIM setup happens in UV Editor in Edit mode. It will just load the first tile of the Udim texture. </text:span></text:p>
      <text:h text:style-name="P57" text:outline-level="4"><draw:frame draw:style-name="fr1" draw:name="Bild34" text:anchor-type="paragraph" svg:y="0.485cm" svg:width="3.72cm" svg:height="0.51cm" draw:z-index="35"><draw:image xlink:href="Pictures/10000201000000D30000001D9A96E625E9FF6C9B.png" xlink:type="simple" xlink:show="embed" xlink:actuate="onLoad" loext:mime-type="image/png"/></draw:frame><text:bookmark-start text:name="__RefHeading___Toc64491_238926417711"/><text:soft-page-break/>Path edit box<text:bookmark-end text:name="__RefHeading___Toc64491_238926417711"/></text:h>
      <text:h text:style-name="P83" text:outline-level="5"><text:bookmark-start text:name="__RefHeading___Toc64493_238926417711"/>Pack<text:bookmark-end text:name="__RefHeading___Toc64493_238926417711"/></text:h>
      <text:p text:style-name="P45">With this button you can pack the movie<text:span text:style-name="T24"> or the image sequence</text:span> into the blend file. It gets packed when you save the blend file the next time.</text:p>
      <text:h text:style-name="P83" text:outline-level="5"><text:bookmark-start text:name="__RefHeading___Toc64495_238926417711"/>Path edit box<text:bookmark-end text:name="__RefHeading___Toc64495_238926417711"/></text:h>
      <text:p text:style-name="P45">See and edit the path to your movie or<text:span text:style-name="T24"> image sequence files</text:span>.</text:p>
      <text:h text:style-name="P83" text:outline-level="5"><text:bookmark-start text:name="__RefHeading___Toc64497_238926417711"/>Open<text:bookmark-end text:name="__RefHeading___Toc64497_238926417711"/></text:h>
      <text:p text:style-name="P45">Open a new movie <text:span text:style-name="T24">or image sequence files</text:span>. A file dialog will appear.</text:p>
      <text:h text:style-name="P83" text:outline-level="5"><text:bookmark-start text:name="__RefHeading___Toc64499_238926417711"/>Refresh<text:bookmark-end text:name="__RefHeading___Toc64499_238926417711"/></text:h>
      <text:p text:style-name="P52"><text:span text:style-name="T26">Reread</text:span> the file<text:span text:style-name="T26">.</text:span></text:p>
      <text:p text:style-name="Horizontal_20_Line"/>
      <text:h text:style-name="P58" text:outline-level="4"><draw:frame draw:style-name="fr1" draw:name="Bild35" text:anchor-type="paragraph" svg:y="0.108cm" svg:width="4.86cm" svg:height="3.45cm" draw:z-index="36"><draw:image xlink:href="Pictures/100002010000011F000000CC85182EF4E6A466FA.png" xlink:type="simple" xlink:show="embed" xlink:actuate="onLoad" loext:mime-type="image/png"/></draw:frame><text:bookmark-start text:name="__RefHeading___Toc1375_4176519249"/>Movie<text:bookmark-end text:name="__RefHeading___Toc1375_4176519249"/></text:h>
      <text:h text:style-name="Heading_20_5" text:outline-level="5"><text:bookmark-start text:name="__RefHeading___Toc1377_4176519249"/>Active Clip<text:bookmark-end text:name="__RefHeading___Toc1377_4176519249"/></text:h>
      <text:p text:style-name="P55">Use the movie clip from the active camera instead of a loaded one.</text:p>
      <text:h text:style-name="Heading_20_5" text:outline-level="5"><text:bookmark-start text:name="__RefHeading___Toc1379_4176519249"/>File Path<text:bookmark-end text:name="__RefHeading___Toc1379_4176519249"/></text:h>
      <text:h text:style-name="Heading_20_6" text:outline-level="6"><text:bookmark-start text:name="__RefHeading___Toc1381_4176519249"/>Path edit box<text:bookmark-end text:name="__RefHeading___Toc1381_4176519249"/></text:h>
      <text:p text:style-name="P46">See and edit the path to your movie or<text:span text:style-name="T24"> image sequence files</text:span>.</text:p>
      <text:h text:style-name="Heading_20_6" text:outline-level="6"><text:bookmark-start text:name="__RefHeading___Toc64455_23892641771"/>Open<text:bookmark-end text:name="__RefHeading___Toc64455_23892641771"/></text:h>
      <text:p text:style-name="P46">Open a new movie <text:span text:style-name="T24">or image sequence files</text:span>. A file dialog will appear.</text:p>
      <text:h text:style-name="Heading_20_6" text:outline-level="6"><text:bookmark-start text:name="__RefHeading___Toc64457_23892641771"/>Refresh<text:bookmark-end text:name="__RefHeading___Toc64457_23892641771"/></text:h>
      <text:p text:style-name="P46">Reread the movie <text:span text:style-name="T24">or image sequence files</text:span>.</text:p>
      <text:h text:style-name="Heading_20_5" text:outline-level="5"><text:bookmark-start text:name="__RefHeading___Toc1383_4176519249"/>Render Undistorted<text:bookmark-end text:name="__RefHeading___Toc1383_4176519249"/></text:h>
      <text:p text:style-name="P55">Render Preview using undistorted proxy material.</text:p>
      <text:h text:style-name="Heading_20_5" text:outline-level="5"><text:bookmark-start text:name="__RefHeading___Toc1385_4176519249"/>Proxy Size<text:bookmark-end text:name="__RefHeading___Toc1385_4176519249"/></text:h>
      <text:p text:style-name="P46">This setting defines which proxy image resolution is used for display in the viewport. If there<text:span text:style-name="T28"> </text:span>is no generated proxies, <text:span text:style-name="T28">then the </text:span>render size is set to “No proxy, full rende<text:span text:style-name="T28">r"</text:span></text:p>
      <text:p text:style-name="Horizontal_20_Line"/>
      <text:h text:style-name="Heading_20_3" text:outline-level="3"><draw:frame draw:style-name="fr1" draw:name="Bild31" text:anchor-type="paragraph" svg:y="0.554cm" svg:width="2.63cm" svg:height="3.761cm" draw:z-index="26"><draw:image xlink:href="Pictures/1000020100000095000000D5B99E1EE49CB28E62.png" xlink:type="simple" xlink:show="embed" xlink:actuate="onLoad" loext:mime-type="image/png"/></draw:frame><text:bookmark-start text:name="__RefHeading___Toc64503_23892641771"/>Color Space<text:bookmark-end text:name="__RefHeading___Toc64503_23892641771"/></text:h>
      <text:p text:style-name="P44">Choose the color space type for the <text:span text:style-name="T24">movie or image sequence files</text:span>.</text:p>
      <text:p text:style-name="P44"/>
      <text:p text:style-name="P18"/>
      <text:p text:style-name="P43"/>
      <text:h text:style-name="P82" text:outline-level="3"><text:bookmark-start text:name="__RefHeading___Toc1387_4176519249"/><text:soft-page-break/>O<text:span text:style-name="T21">pacity</text:span><text:bookmark-end text:name="__RefHeading___Toc1387_4176519249"/></text:h>
      <text:p text:style-name="P9"><draw:frame draw:style-name="fr1" draw:name="Bild26" text:anchor-type="paragraph" svg:y="0.108cm" svg:width="4.84cm" svg:height="3.731cm" draw:z-index="22"><draw:image xlink:href="Pictures/100002010000011E000000DC130FE66C0CAA3D96.png" xlink:type="simple" xlink:show="embed" xlink:actuate="onLoad" loext:mime-type="image/png"/></draw:frame>The transparency of the background image or movie.</text:p>
      <text:h text:style-name="Heading_20_3" text:outline-level="3"><text:bookmark-start text:name="__RefHeading___Toc1389_4176519249"/>Depth<text:bookmark-end text:name="__RefHeading___Toc1389_4176519249"/></text:h>
      <text:p text:style-name="P9">Choose whether the image is shown behind all objects, or in front of everything.</text:p>
      <text:h text:style-name="Heading_20_3" text:outline-level="3"><text:bookmark-start text:name="__RefHeading___Toc1391_4176519249"/>Frame Method<text:bookmark-end text:name="__RefHeading___Toc1391_4176519249"/></text:h>
      <text:p text:style-name="P9">Controls how the image is placed in the camera view.</text:p>
      <text:h text:style-name="Heading_20_3" text:outline-level="3"><text:bookmark-start text:name="__RefHeading___Toc1393_4176519249"/>Stretch<text:bookmark-end text:name="__RefHeading___Toc1393_4176519249"/></text:h>
      <text:p text:style-name="P9">Forces the image dimensions to match the camera bounds (may alter the aspect ratio).</text:p>
      <text:h text:style-name="Heading_20_3" text:outline-level="3"><text:bookmark-start text:name="__RefHeading___Toc1395_4176519249"/>Offset X/Y<text:bookmark-end text:name="__RefHeading___Toc1395_4176519249"/></text:h>
      <text:p text:style-name="P9">Positions the background image using these offsets.</text:p>
      <text:p text:style-name="P9"/>
      <text:p text:style-name="P9">In orthographic views<text:span text:style-name="T21"> the values are </text:span>measured in the normal scene units. In the camera view<text:span text:style-name="T21"> the values are measured</text:span> relative to the camera bounds (0.1 will offset it by 10% of the view width/height).</text:p>
      <text:h text:style-name="Heading_20_3" text:outline-level="3"><text:bookmark-start text:name="__RefHeading___Toc1397_4176519249"/>Rotation<text:bookmark-end text:name="__RefHeading___Toc1397_4176519249"/></text:h>
      <text:p text:style-name="P9">Rotates the image around its center.</text:p>
      <text:h text:style-name="Heading_20_3" text:outline-level="3"><text:bookmark-start text:name="__RefHeading___Toc1399_4176519249"/>Scale<text:bookmark-end text:name="__RefHeading___Toc1399_4176519249"/></text:h>
      <text:p text:style-name="P9">Scales the image up or down from its center.</text:p>
      <text:h text:style-name="Heading_20_3" text:outline-level="3"><text:bookmark-start text:name="__RefHeading___Toc1401_4176519249"/>Flip X<text:bookmark-end text:name="__RefHeading___Toc1401_4176519249"/></text:h>
      <text:p text:style-name="P9">Swaps the image around, such that the left side is now on the right, and the right now on the left.</text:p>
      <text:h text:style-name="Heading_20_3" text:outline-level="3"><text:bookmark-start text:name="__RefHeading___Toc1403_4176519249"/>Y<text:bookmark-end text:name="__RefHeading___Toc1403_4176519249"/></text:h>
      <text:p text:style-name="P9">Swaps the image around, such that the top side is now on the bottom, and the bottom now on the top.</text:p>
      <text:p text:style-name="P9"/>
      <text:p text:style-name="P9"/>
      <table:table table:name="Tabelle7" table:style-name="Tabelle7">
        <table:table-column table:style-name="Tabelle7.A"/>
        <table:table-row table:style-name="TableLine2131953611760">
          <table:table-cell table:style-name="Tabelle7.A1" office:value-type="string">
            <text:h text:style-name="P76" text:outline-level="1"><text:bookmark-start text:name="__RefHeading___Toc407_1754894402"/><text:span text:style-name="T8">Viewport Display</text:span><text:span text:style-name="T4"> panel</text:span><text:bookmark-end text:name="__RefHeading___Toc407_1754894402"/></text:h>
          </table:table-cell>
        </table:table-row>
      </table:table>
      <text:p text:style-name="P8"/>
      <text:p text:style-name="P19"><draw:frame draw:style-name="fr1" draw:name="Bild36" text:anchor-type="paragraph" svg:y="0.108cm" svg:width="5.11cm" svg:height="3.56cm" draw:z-index="37"><draw:image xlink:href="Pictures/100002010000012E000000D29E28F99CE1955A09.png" xlink:type="simple" xlink:show="embed" xlink:actuate="onLoad" loext:mime-type="image/png"/></draw:frame>Viewport display settings.</text:p>
      <text:p text:style-name="P8"/>
      <text:h text:style-name="Heading_20_2" text:outline-level="2"><text:bookmark-start text:name="__RefHeading___Toc1405_4176519249"/>Size<text:bookmark-end text:name="__RefHeading___Toc1405_4176519249"/></text:h>
      <text:p text:style-name="P20">Size of the camera visualization in the 3D Viewport. This setting has no effect on the render output of a camera. </text:p>
      <text:h text:style-name="Heading_20_2" text:outline-level="2"><text:bookmark-start text:name="__RefHeading___Toc1407_4176519249"/>Show<text:bookmark-end text:name="__RefHeading___Toc1407_4176519249"/></text:h>
      <text:h text:style-name="Heading_20_3" text:outline-level="3"><draw:frame draw:style-name="fr3" draw:name="Bild37" text:anchor-type="paragraph" svg:x="10.134cm" svg:y="0.633cm" svg:width="3.35cm" svg:height="2.439cm" draw:z-index="38"><draw:image xlink:href="Pictures/10000201000000C600000090D9986D0EC60CDB2D.png" xlink:type="simple" xlink:show="embed" xlink:actuate="onLoad" loext:mime-type="image/png"/></draw:frame><draw:frame draw:style-name="fr1" draw:name="Bild38" text:anchor-type="paragraph" svg:y="0.674cm" svg:width="4.47cm" svg:height="2.69cm" draw:z-index="39"><draw:image xlink:href="Pictures/10000201000001080000009F4E51BE7DC1E79EB1.png" xlink:type="simple" xlink:show="embed" xlink:actuate="onLoad" loext:mime-type="image/png"/></draw:frame><text:bookmark-start text:name="__RefHeading___Toc1409_4176519249"/>Limits<text:bookmark-end text:name="__RefHeading___Toc1409_4176519249"/></text:h>
      <text:p text:style-name="P20">Shows a line which indicates Start and End Clipping values.<text:span text:style-name="T28"> Displays also the depth of field focus point.</text:span></text:p>
      <text:p text:style-name="P20"/>
      <text:p text:style-name="P20"/>
      <text:p text:style-name="P8"/>
      <text:h text:style-name="Heading_20_3" text:outline-level="3"><text:bookmark-start text:name="__RefHeading___Toc1411_4176519249"/><text:soft-page-break/>Mist<text:bookmark-end text:name="__RefHeading___Toc1411_4176519249"/></text:h>
      <text:p text:style-name="P8">Toggles viewing of the mist limits on and off. The limits are shown as two connected white dots on the camera line of sight. The mist limits and other options are set in the World panel, in the Mist section.</text:p>
      <text:p text:style-name="P8"/>
      <text:p text:style-name="P21">To activate the Mist panel you first have to activate the Mist pass in the View layer properties.</text:p>
      <text:p text:style-name="P21"><draw:frame draw:style-name="fr5" draw:name="Bild39" text:anchor-type="paragraph" svg:width="5.639cm" svg:height="3.009cm" draw:z-index="40"><draw:image xlink:href="Pictures/100002010000014D000000B26FC16030F1192A97.png" xlink:type="simple" xlink:show="embed" xlink:actuate="onLoad" loext:mime-type="image/png"/></draw:frame><draw:frame draw:style-name="fr4" draw:name="Bild40" text:anchor-type="paragraph" svg:x="6.782cm" svg:width="5.66cm" svg:height="2.671cm" draw:z-index="41"><draw:image xlink:href="Pictures/100002010000014E0000009EE5DC87582DABD56D.png" xlink:type="simple" xlink:show="embed" xlink:actuate="onLoad" loext:mime-type="image/png"/></draw:frame><draw:frame draw:style-name="fr4" draw:name="Bild41" text:anchor-type="paragraph" svg:x="13.508cm" svg:width="3.54cm" svg:height="2.101cm" draw:z-index="42"><draw:image xlink:href="Pictures/10000201000000D10000007CF8B0B6EF906A1144.png" xlink:type="simple" xlink:show="embed" xlink:actuate="onLoad" loext:mime-type="image/png"/></draw:frame></text:p>
      <text:p text:style-name="P21"/>
      <text:p text:style-name="P21"/>
      <text:p text:style-name="P21"/>
      <text:p text:style-name="P21"/>
      <text:p text:style-name="P21"/>
      <text:p text:style-name="P21"/>
      <text:p text:style-name="P8"/>
      <text:h text:style-name="Heading_20_3" text:outline-level="3"><draw:frame draw:style-name="fr1" draw:name="Bild43" text:anchor-type="paragraph" svg:y="0.586cm" svg:width="4.881cm" svg:height="3.15cm" draw:z-index="44"><draw:image xlink:href="Pictures/1000020100000120000000BAEF253E5F3C12FFAB.png" xlink:type="simple" xlink:show="embed" xlink:actuate="onLoad" loext:mime-type="image/png"/></draw:frame><draw:frame draw:style-name="fr3" draw:name="Bild44" text:anchor-type="paragraph" svg:x="7.468cm" svg:y="0.711cm" svg:width="5.639cm" svg:height="1.81cm" draw:z-index="45"><draw:image xlink:href="Pictures/100002010000014D0000006BB836B433C625236D.png" xlink:type="simple" xlink:show="embed" xlink:actuate="onLoad" loext:mime-type="image/png"/></draw:frame><text:bookmark-start text:name="__RefHeading___Toc1413_4176519249"/>Sensor<text:bookmark-end text:name="__RefHeading___Toc1413_4176519249"/></text:h>
      <text:p text:style-name="P8">Displays a dotted frame<text:span text:style-name="T29"> for the sensor size (film gate)</text:span> in <text:span text:style-name="T29">the </text:span>camera view.</text:p>
      <text:p text:style-name="P24">The sensor size can be adjusted in the camera panel. It is fixed for the method Auto.</text:p>
      <text:p text:style-name="P8"/>
      <text:h text:style-name="Heading_20_3" text:outline-level="3"><draw:frame draw:style-name="fr3" draw:name="Bild42" text:anchor-type="paragraph" svg:x="15.185cm" svg:y="0.586cm" svg:width="3.54cm" svg:height="2.101cm" draw:z-index="43"><draw:image xlink:href="Pictures/10000201000000D10000007CF8B0B6EF906A1144.png" xlink:type="simple" xlink:show="embed" xlink:actuate="onLoad" loext:mime-type="image/png"/></draw:frame><text:bookmark-start text:name="__RefHeading___Toc1415_4176519249"/>Name<text:bookmark-end text:name="__RefHeading___Toc1415_4176519249"/></text:h>
      <text:p text:style-name="P25">Display the name of the camera down left in the passepartout.</text:p>
      <text:p text:style-name="P8"/>
      <text:h text:style-name="Heading_20_3" text:outline-level="3"><text:bookmark-start text:name="__RefHeading___Toc2020_4091830360"/>Passepartout<text:bookmark-end text:name="__RefHeading___Toc2020_4091830360"/></text:h>
      <text:p text:style-name="P26">This option darkens the area outside of the camera’s field of view.</text:p>
      <text:h text:style-name="Heading_20_4" text:outline-level="4"><text:bookmark-start text:name="__RefHeading___Toc1669_4176519249"/>Alpha<text:bookmark-end text:name="__RefHeading___Toc1669_4176519249"/></text:h>
      <text:p text:style-name="P26">Controls the transparency of the passepartout mask.</text:p>
      <text:p text:style-name="P8"/>
      <text:h text:style-name="Heading_20_3" text:outline-level="3"><text:bookmark-start text:name="__RefHeading___Toc1643_4176519249"/>Composition Guides<text:bookmark-end text:name="__RefHeading___Toc1643_4176519249"/></text:h>
      <text:p text:style-name="P8">Composition Guides enable overlays onto the camera display that can help when framing a shot.</text:p>
      <text:p text:style-name="P8"/>
      <text:h text:style-name="Heading_20_4" text:outline-level="4"><draw:frame draw:style-name="fr1" draw:name="Bild45" text:anchor-type="paragraph" svg:y="0.101cm" svg:width="4.77cm" svg:height="2.81cm" draw:z-index="46"><draw:image xlink:href="Pictures/100002010000011A000000A60CB25252D17C92A0.png" xlink:type="simple" xlink:show="embed" xlink:actuate="onLoad" loext:mime-type="image/png"/></draw:frame><text:bookmark-start text:name="__RefHeading___Toc1645_4176519249"/>Thirds<text:bookmark-end text:name="__RefHeading___Toc1645_4176519249"/></text:h>
      <text:p text:style-name="P23">Adds lines dividing the frame in thirds vertically and horizontally.</text:p>
      <text:p text:style-name="P23"/>
      <text:p text:style-name="P23"/>
      <text:p text:style-name="P8"/>
      <text:h text:style-name="Heading_20_4" text:outline-level="4"><text:bookmark-start text:name="__RefHeading___Toc1647_4176519249"/>Center<text:bookmark-end text:name="__RefHeading___Toc1647_4176519249"/></text:h>
      <text:p text:style-name="P8">Adds lines dividing the frame in half vertically and horizontally.</text:p>
      <text:p text:style-name="P8"/>
      <text:h text:style-name="Heading_20_5" text:outline-level="5"><draw:frame draw:style-name="fr3" draw:name="Bild46" text:anchor-type="paragraph" svg:x="14.011cm" svg:y="0.136cm" svg:width="4.69cm" svg:height="2.739cm" draw:z-index="47"><draw:image xlink:href="Pictures/1000020100000115000000A2338E0DAC19EBB171.png" xlink:type="simple" xlink:show="embed" xlink:actuate="onLoad" loext:mime-type="image/png"/></draw:frame><text:bookmark-start text:name="__RefHeading___Toc1649_4176519249"/>Center<text:bookmark-end text:name="__RefHeading___Toc1649_4176519249"/></text:h>
      <text:p text:style-name="P8"/>
      <text:p text:style-name="P8"/>
      <text:p text:style-name="P8"/>
      <text:p text:style-name="P8"/>
      <text:h text:style-name="Heading_20_5" text:outline-level="5"><draw:frame draw:style-name="fr3" draw:name="Bild47" text:anchor-type="paragraph" svg:x="13.908cm" svg:y="0.621cm" svg:width="4.71cm" svg:height="2.739cm" draw:z-index="48"><draw:image xlink:href="Pictures/1000020100000116000000A21BE7DB33FAF54D65.png" xlink:type="simple" xlink:show="embed" xlink:actuate="onLoad" loext:mime-type="image/png"/></draw:frame><text:bookmark-start text:name="__RefHeading___Toc1651_4176519249"/><text:soft-page-break/>Diagonal<text:bookmark-end text:name="__RefHeading___Toc1651_4176519249"/></text:h>
      <text:p text:style-name="P8">Adds lines connecting opposite corners.</text:p>
      <text:p text:style-name="P8"/>
      <text:p text:style-name="P8"/>
      <text:h text:style-name="Heading_20_4" text:outline-level="4"><text:bookmark-start text:name="__RefHeading___Toc1653_4176519249"/>Golden <text:bookmark-end text:name="__RefHeading___Toc1653_4176519249"/></text:h>
      <text:h text:style-name="Heading_20_5" text:outline-level="5"><draw:frame draw:style-name="fr1" draw:name="Bild48" text:anchor-type="paragraph" svg:y="0.621cm" svg:width="4.66cm" svg:height="2.709cm" draw:z-index="49"><draw:image xlink:href="Pictures/1000020100000113000000A03C817727F3ECF6AE.png" xlink:type="simple" xlink:show="embed" xlink:actuate="onLoad" loext:mime-type="image/png"/></draw:frame><text:bookmark-start text:name="__RefHeading___Toc1655_4176519249"/>Ratio<text:bookmark-end text:name="__RefHeading___Toc1655_4176519249"/></text:h>
      <text:p text:style-name="P8">Divides the width and height into Golden proportions (about 0.618 of the size from all sides of the frame).</text:p>
      <text:p text:style-name="P8"/>
      <text:p text:style-name="P8"/>
      <text:p text:style-name="P8"/>
      <text:h text:style-name="Heading_20_5" text:outline-level="5"><draw:frame draw:style-name="fr1" draw:name="Bild49" text:anchor-type="paragraph" svg:y="0.621cm" svg:width="4.77cm" svg:height="2.78cm" draw:z-index="50"><draw:image xlink:href="Pictures/100002010000011A000000A4168793477B9D57D2.png" xlink:type="simple" xlink:show="embed" xlink:actuate="onLoad" loext:mime-type="image/png"/></draw:frame><text:bookmark-start text:name="__RefHeading___Toc1657_4176519249"/><text:span text:style-name="T30">T</text:span>riangle A<text:bookmark-end text:name="__RefHeading___Toc1657_4176519249"/></text:h>
      <text:p text:style-name="P8">Displays a diagonal line from the lower left to upper right corners, then adds perpendicular lines that pass through the top left and bottom right corners.</text:p>
      <text:p text:style-name="P8"/>
      <text:p text:style-name="P8"/>
      <text:p text:style-name="P8"/>
      <text:h text:style-name="Heading_20_5" text:outline-level="5"><draw:frame draw:style-name="fr1" draw:name="Bild50" text:anchor-type="paragraph" svg:y="0.621cm" svg:width="4.71cm" svg:height="2.739cm" draw:z-index="51"><draw:image xlink:href="Pictures/1000020100000116000000A3F87CC19A395D2DA1.png" xlink:type="simple" xlink:show="embed" xlink:actuate="onLoad" loext:mime-type="image/png"/></draw:frame><text:bookmark-start text:name="__RefHeading___Toc1659_4176519249"/>Triangle B<text:bookmark-end text:name="__RefHeading___Toc1659_4176519249"/></text:h>
      <text:p text:style-name="P8">Same as A, but with the opposite corners.</text:p>
      <text:p text:style-name="P8"/>
      <text:p text:style-name="P8"/>
      <text:p text:style-name="P8"/>
      <text:p text:style-name="P8"/>
      <text:h text:style-name="Heading_20_4" text:outline-level="4"><text:bookmark-start text:name="__RefHeading___Toc1661_4176519249"/>Harmonious<text:bookmark-end text:name="__RefHeading___Toc1661_4176519249"/></text:h>
      <text:h text:style-name="Heading_20_5" text:outline-level="5"><draw:frame draw:style-name="fr1" draw:name="Bild51" text:anchor-type="paragraph" svg:y="0.381cm" svg:width="4.71cm" svg:height="2.739cm" draw:z-index="52"><draw:image xlink:href="Pictures/1000020100000114000000A1D60F1308B53240C2.png" xlink:type="simple" xlink:show="embed" xlink:actuate="onLoad" loext:mime-type="image/png"/></draw:frame><text:bookmark-start text:name="__RefHeading___Toc1663_4176519249"/>Triangle A<text:bookmark-end text:name="__RefHeading___Toc1663_4176519249"/></text:h>
      <text:p text:style-name="P8">Displays a diagonal line from the lower left to upper right corners, then lines from the top left and bottom right corners to 0.618 the lengths of the opposite side.</text:p>
      <text:p text:style-name="P8"/>
      <text:h text:style-name="Heading_20_5" text:outline-level="5"><text:bookmark-start text:name="__RefHeading___Toc1665_4176519249"/>Triangle B<text:bookmark-end text:name="__RefHeading___Toc1665_4176519249"/></text:h>
      <text:p text:style-name="P8"><draw:frame draw:style-name="fr2" draw:name="Bild52" text:anchor-type="paragraph" svg:width="4.71cm" svg:height="2.739cm" draw:z-index="53"><draw:image xlink:href="Pictures/1000020100000115000000A30EC0C538EFFD752C.png" xlink:type="simple" xlink:show="embed" xlink:actuate="onLoad" loext:mime-type="image/png"/></draw:frame>Same as A, but with the opposite corners.</text:p>
      <text:p text:style-name="P8"/>
      <text:p text:style-name="P8"/>
      <text:p text:style-name="P8"/>
      <text:p text:style-name="P8"/>
      <text:p text:style-name="P8"/>
      <text:p text:style-name="P89"/>
      <table:table table:name="Tabelle8" table:style-name="Tabelle8">
        <table:table-column table:style-name="Tabelle8.A"/>
        <table:table-row table:style-name="TableLine2131504990720">
          <table:table-cell table:style-name="Tabelle8.A1" office:value-type="string">
            <text:h text:style-name="P77" text:outline-level="1"><text:bookmark-start text:name="__RefHeading___Toc4992_1210455647"/><text:span text:style-name="T32">Custom Properties</text:span> <text:span text:style-name="T33">Panel</text:span><text:bookmark-end text:name="__RefHeading___Toc4992_1210455647"/></text:h>
          </table:table-cell>
        </table:table-row>
      </table:table>
      <text:p text:style-name="P87"/>
      <text:p text:style-name="P87"><draw:frame draw:style-name="fr2" draw:name="Bild10" text:anchor-type="paragraph" svg:width="4.81cm" svg:height="2.76cm" draw:z-index="56"><draw:image xlink:href="Pictures/100002010000011C000000A371890A13CA5FC774.png" xlink:type="simple" xlink:show="embed" xlink:actuate="onLoad" loext:mime-type="image/png"/></draw:frame><text:span text:style-name="T35">Here you can define c</text:span><text:span text:style-name="T34">ustom properties</text:span><text:span text:style-name="T35"> that can be</text:span><text:span text:style-name="T34"> used </text:span><text:span text:style-name="T35">for</text:span><text:span text:style-name="T34"> scripting.</text:span></text:p>
      <text:p text:style-name="P86"/>
      <text:p text:style-name="P85">Here you might also find custom properties from addons or scripts.</text:p>
      <text:p text:style-name="P85"/>
      <text:p text:style-name="P86"/>
      <text:h text:style-name="P79" text:outline-level="2"><text:bookmark-start text:name="__RefHeading___Toc4994_1210455647"/><text:soft-page-break/>Add<text:bookmark-end text:name="__RefHeading___Toc4994_1210455647"/></text:h>
      <text:p text:style-name="P90">Adds a new property.</text:p>
      <text:h text:style-name="P79" text:outline-level="2"><draw:frame draw:style-name="fr1" draw:name="Bild53" text:anchor-type="paragraph" svg:y="0.81cm" svg:width="5.23cm" svg:height="3.47cm" draw:z-index="57"><draw:image xlink:href="Pictures/1000020100000135000000CD412BBA182F50C125.png" xlink:type="simple" xlink:show="embed" xlink:actuate="onLoad" loext:mime-type="image/png"/></draw:frame><text:bookmark-start text:name="__RefHeading___Toc4996_1210455647"/>Edit<text:bookmark-end text:name="__RefHeading___Toc4996_1210455647"/></text:h>
      <text:p text:style-name="P90">Opens a panel where you can adjust the settings for the custom property.</text:p>
      <text:p text:style-name="P90"/>
      <text:h text:style-name="P79" text:outline-level="2"><text:bookmark-start text:name="__RefHeading___Toc4998_1210455647"/>Remove<text:bookmark-end text:name="__RefHeading___Toc4998_1210455647"/></text:h>
      <text:p text:style-name="P85">Removes the propert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a2a9a" style:font-size-asian="10pt" style:font-size-complex="10pt"/>
    </style:style>
    <style:style style:name="MT3" style:family="text">
      <style:text-properties fo:font-size="10pt" officeooo:rsid="011eddc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25.12.12 Editors - Properties Editor - Object Data Properties</text:span><text:span text:style-name="MT3"> </text:span><text:span text:style-name="MT2">Tab - Camera Object</text:span></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40M59S</meta:editing-duration>
    <meta:editing-cycles>134</meta:editing-cycles>
    <meta:generator>LibreOffice/6.4.7.2$Windows_X86_64 LibreOffice_project/639b8ac485750d5696d7590a72ef1b496725cfb5</meta:generator>
    <dc:date>2020-12-07T11:28:14.832000000</dc:date>
    <meta:document-statistic meta:table-count="8" meta:image-count="58" meta:object-count="0" meta:page-count="16" meta:paragraph-count="403" meta:word-count="2944" meta:character-count="16012" meta:non-whitespace-character-count="13461"/>
    <meta:template xlink:type="simple" xlink:actuate="onRequest" xlink:title="standard1cm" xlink:href="../../../../AppData/Roaming/LibreOffice/4/user/template/standard1cm.ott" meta:date="2016-03-28T18:47:57.125000000"/>
  </office:meta>
</office:document-meta>
</file>